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line-height="100%"/>
      <style:text-properties style:font-name="Ubuntu"/>
    </style:style>
    <style:style style:name="P3" style:family="paragraph" style:parent-style-name="Standard"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4" style:family="paragraph" style:parent-style-name="Standard">
      <style:paragraph-properties fo:margin-left="0.25in" fo:margin-right="0in" fo:margin-top="0in" fo:margin-bottom="0in" loext:contextual-spacing="true" fo:line-height="100%" fo:text-indent="-0.25in" style:auto-text-indent="false"/>
      <style:text-properties fo:color="#000000" style:font-name="Ubuntu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Ubuntu"/>
    </style:style>
    <style:style style:name="P6" style:family="paragraph" style:parent-style-name="Standard">
      <style:paragraph-properties fo:margin-left="0.25in" fo:margin-right="0in" fo:margin-top="0in" fo:margin-bottom="0.139in" loext:contextual-spacing="true" fo:line-height="100%" fo:text-indent="-0.25in" style:auto-text-indent="false"/>
      <style:text-properties fo:color="#000000" style:font-name="Ubuntu" fo:font-size="14pt" style:text-underline-style="solid" style:text-underline-width="auto" style:text-underline-color="font-color" fo:font-weight="bold" style:font-name-asian="Times New Roman1" style:font-size-asian="14pt" style:font-weight-asian="bold" style:font-name-complex="Courier New1" style:font-size-complex="14pt"/>
    </style:style>
    <style:style style:name="P7" style:family="paragraph" style:parent-style-name="Standard">
      <style:paragraph-properties fo:margin-left="0.25in" fo:margin-right="0in" fo:margin-top="0in" fo:margin-bottom="0.139in" loext:contextual-spacing="true" fo:line-height="100%" fo:text-indent="-0.25in" style:auto-text-indent="false"/>
      <style:text-properties style:font-name="Ubuntu"/>
    </style:style>
    <style:style style:name="P8" style:family="paragraph" style:parent-style-name="Standard">
      <style:paragraph-properties fo:margin-left="0.25in" fo:margin-right="0in" fo:margin-top="0.1665in" fo:margin-bottom="0in" loext:contextual-spacing="true" fo:line-height="100%" fo:text-indent="-0.25in" style:auto-text-indent="false"/>
      <style:text-properties fo:color="#000000" style:font-name="Ubuntu" fo:font-size="14pt" style:font-name-asian="Courier New1" style:font-size-asian="14pt" style:font-name-complex="Courier New1" style:font-size-complex="14pt"/>
    </style:style>
    <style:style style:name="P9" style:family="paragraph" style:parent-style-name="Standard">
      <style:paragraph-properties fo:margin-left="0.25in" fo:margin-right="0in" fo:margin-top="0.1665in" fo:margin-bottom="0in" loext:contextual-spacing="true" fo:line-height="100%" fo:text-indent="-0.25in" style:auto-text-indent="false"/>
      <style:text-properties style:font-name="Ubuntu"/>
    </style:style>
    <style:style style:name="P10" style:family="paragraph" style:parent-style-name="Standard">
      <style:paragraph-properties fo:margin-left="0.25in" fo:margin-right="0in" fo:margin-top="0in" fo:margin-bottom="0in" loext:contextual-spacing="false" fo:line-height="100%" fo:text-indent="-0.25in" style:auto-text-indent="false"/>
      <style:text-properties style:font-name="Ubuntu"/>
    </style:style>
    <style:style style:name="P11" style:family="paragraph" style:parent-style-name="Standard">
      <style:paragraph-properties fo:margin-top="0in" fo:margin-bottom="0in" loext:contextual-spacing="false"/>
      <style:text-properties fo:color="#000000" style:font-name="Ubuntu" fo:font-size="14pt" style:text-underline-style="solid" style:text-underline-width="auto" style:text-underline-color="font-color" fo:font-weight="bold" style:font-name-asian="Times New Roman1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Ubuntu" fo:font-size="14pt" style:text-underline-style="solid" style:text-underline-width="auto" style:text-underline-color="font-color" fo:font-weight="bold" style:font-name-asian="Times New Roman1" style:font-size-asian="14pt" style:font-weight-asian="bold" style:font-name-complex="Courier New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Ubuntu" fo:font-size="14pt" style:font-name-asian="Times New Roman1" style:font-size-asian="14pt" style:font-name-complex="Courier New1" style:font-size-complex="14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Ubuntu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Ubuntu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Ubuntu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Ubuntu" style:font-name-complex="Courier New1"/>
    </style:style>
    <style:style style:name="P18" style:family="paragraph" style:parent-style-name="Standard">
      <style:paragraph-properties fo:margin-top="0in" fo:margin-bottom="0in" loext:contextual-spacing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20" style:family="paragraph" style:parent-style-name="Standard">
      <style:paragraph-properties fo:margin-top="0in" fo:margin-bottom="0in" loext:contextual-spacing="false"/>
      <style:text-properties style:font-name="Ubuntu" fo:font-size="14pt" style:text-underline-style="solid" style:text-underline-width="auto" style:text-underline-color="font-color" style:font-size-asian="14pt" style:font-name-complex="Courier New1" style:font-size-complex="14pt"/>
    </style:style>
    <style:style style:name="P21" style:family="paragraph" style:parent-style-name="Standard">
      <style:paragraph-properties fo:margin-top="0in" fo:margin-bottom="0in" loext:contextual-spacing="false"/>
      <style:text-properties style:font-name="Ubuntu" fo:font-size="14pt" style:font-size-asian="14pt" style:font-name-complex="Courier New1" style:font-size-complex="14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Ubuntu" fo:font-size="14pt" style:font-size-asian="14pt" style:font-name-complex="Courier New1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Ubuntu" fo:font-size="14pt" fo:font-weight="bold" style:font-size-asian="14pt" style:font-weight-asian="bold" style:font-name-complex="Courier New1" style:font-size-complex="14pt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fo:color="#000000" style:font-name="Ubuntu" fo:font-size="14pt" style:text-underline-style="solid" style:text-underline-width="auto" style:text-underline-color="font-color" style:font-name-asian="Times New Roman1" style:font-size-asian="14pt" style:font-name-complex="Courier New1" style:font-size-complex="14pt"/>
    </style:style>
    <style:style style:name="P25" style:family="paragraph" style:parent-style-name="Standard">
      <style:paragraph-properties fo:margin-top="0in" fo:margin-bottom="0in" loext:contextual-spacing="true" fo:line-height="100%"/>
      <style:text-properties style:font-name="Ubuntu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Ubuntu" officeooo:paragraph-rsid="00082a39"/>
    </style:style>
    <style:style style:name="P27" style:family="paragraph" style:parent-style-name="Standard">
      <style:paragraph-properties fo:margin-left="0.25in" fo:margin-right="0in" fo:margin-top="0in" fo:margin-bottom="0in" loext:contextual-spacing="true" fo:line-height="100%" fo:text-indent="0in" style:auto-text-indent="false"/>
      <style:text-properties style:font-name="Ubuntu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Ubuntu"/>
    </style:style>
    <style:style style:name="P29" style:family="paragraph" style:parent-style-name="Standard">
      <style:paragraph-properties fo:margin-left="0.5in" fo:margin-right="0in" fo:margin-top="0in" fo:margin-bottom="0in" loext:contextual-spacing="true" fo:line-height="100%" fo:text-indent="0in" style:auto-text-indent="false"/>
      <style:text-properties style:font-name="Ubuntu"/>
    </style:style>
    <style:style style:name="P30" style:family="paragraph" style:parent-style-name="Standard" style:master-page-name="Standard">
      <style:paragraph-properties fo:line-height="100%" style:page-number="auto"/>
      <style:text-properties style:font-name="Ubuntu"/>
    </style:style>
    <style:style style:name="P31" style:family="paragraph" style:parent-style-name="Standard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/>
    </style:style>
    <style:style style:name="P32" style:family="paragraph" style:parent-style-name="List_20_Paragraph" style:list-style-name="WWNum2">
      <style:text-properties style:font-name="Ubuntu"/>
    </style:style>
    <style:style style:name="P33" style:family="paragraph" style:parent-style-name="List_20_Paragraph" style:list-style-name="WWNum13">
      <style:paragraph-properties fo:line-height="100%"/>
      <style:text-properties style:font-name="Ubuntu"/>
    </style:style>
    <style:style style:name="P34" style:family="paragraph" style:parent-style-name="List_20_Paragraph" style:list-style-name="WWNum1">
      <style:paragraph-properties fo:margin-top="0in" fo:margin-bottom="0in" loext:contextual-spacing="true"/>
      <style:text-properties style:font-name="Ubuntu"/>
    </style:style>
    <style:style style:name="P35" style:family="paragraph" style:parent-style-name="List_20_Paragraph" style:list-style-name="WWNum3">
      <style:paragraph-properties fo:margin-top="0in" fo:margin-bottom="0in" loext:contextual-spacing="true" fo:line-height="100%"/>
      <style:text-properties style:font-name="Ubuntu"/>
    </style:style>
    <style:style style:name="P36" style:family="paragraph" style:parent-style-name="List_20_Paragraph" style:list-style-name="WWNum4">
      <style:paragraph-properties fo:margin-top="0in" fo:margin-bottom="0in" loext:contextual-spacing="true" fo:line-height="100%"/>
      <style:text-properties style:font-name="Ubuntu"/>
    </style:style>
    <style:style style:name="P37" style:family="paragraph" style:parent-style-name="List_20_Paragraph" style:list-style-name="WWNum6">
      <style:paragraph-properties fo:margin-top="0in" fo:margin-bottom="0in" loext:contextual-spacing="true" fo:line-height="100%"/>
      <style:text-properties style:font-name="Ubuntu"/>
    </style:style>
    <style:style style:name="P38" style:family="paragraph" style:parent-style-name="List_20_Paragraph" style:list-style-name="WWNum8">
      <style:paragraph-properties fo:margin-top="0in" fo:margin-bottom="0in" loext:contextual-spacing="true" fo:line-height="100%"/>
      <style:text-properties style:font-name="Ubuntu"/>
    </style:style>
    <style:style style:name="P39" style:family="paragraph" style:parent-style-name="List_20_Paragraph" style:list-style-name="WWNum11">
      <style:paragraph-properties fo:margin-top="0in" fo:margin-bottom="0in" loext:contextual-spacing="true" fo:line-height="100%"/>
      <style:text-properties style:font-name="Ubuntu"/>
    </style:style>
    <style:style style:name="P40" style:family="paragraph" style:parent-style-name="List_20_Paragraph" style:list-style-name="WWNum14">
      <style:paragraph-properties fo:margin-top="0in" fo:margin-bottom="0in" loext:contextual-spacing="true" fo:line-height="100%"/>
      <style:text-properties style:font-name="Ubuntu"/>
    </style:style>
    <style:style style:name="P41" style:family="paragraph" style:parent-style-name="List_20_Paragraph" style:list-style-name="WWNum17">
      <style:paragraph-properties fo:margin-top="0in" fo:margin-bottom="0in" loext:contextual-spacing="true" fo:line-height="100%"/>
      <style:text-properties style:font-name="Ubuntu"/>
    </style:style>
    <style:style style:name="P42" style:family="paragraph" style:parent-style-name="List_20_Paragraph" style:list-style-name="WWNum18">
      <style:paragraph-properties fo:margin-top="0in" fo:margin-bottom="0in" loext:contextual-spacing="true" fo:line-height="100%"/>
      <style:text-properties style:font-name="Ubuntu"/>
    </style:style>
    <style:style style:name="P43" style:family="paragraph" style:parent-style-name="List_20_Paragraph" style:list-style-name="WWNum19">
      <style:paragraph-properties fo:margin-top="0in" fo:margin-bottom="0in" loext:contextual-spacing="true" fo:line-height="100%"/>
      <style:text-properties style:font-name="Ubuntu"/>
    </style:style>
    <style:style style:name="P44" style:family="paragraph" style:parent-style-name="List_20_Paragraph" style:list-style-name="WWNum20">
      <style:paragraph-properties fo:margin-top="0in" fo:margin-bottom="0in" loext:contextual-spacing="true" fo:line-height="100%"/>
      <style:text-properties style:font-name="Ubuntu"/>
    </style:style>
    <style:style style:name="P45" style:family="paragraph" style:parent-style-name="List_20_Paragraph" style:list-style-name="WWNum21">
      <style:paragraph-properties fo:margin-top="0in" fo:margin-bottom="0in" loext:contextual-spacing="true" fo:line-height="100%"/>
      <style:text-properties style:font-name="Ubuntu"/>
    </style:style>
    <style:style style:name="P46" style:family="paragraph" style:parent-style-name="List_20_Paragraph" style:list-style-name="WWNum22">
      <style:paragraph-properties fo:margin-top="0in" fo:margin-bottom="0in" loext:contextual-spacing="true" fo:line-height="100%"/>
      <style:text-properties style:font-name="Ubuntu"/>
    </style:style>
    <style:style style:name="P47" style:family="paragraph" style:parent-style-name="List_20_Paragraph" style:list-style-name="WWNum23">
      <style:paragraph-properties fo:margin-top="0in" fo:margin-bottom="0in" loext:contextual-spacing="true" fo:line-height="100%"/>
      <style:text-properties style:font-name="Ubuntu"/>
    </style:style>
    <style:style style:name="P48" style:family="paragraph" style:parent-style-name="List_20_Paragraph" style:list-style-name="WWNum24">
      <style:paragraph-properties fo:margin-top="0in" fo:margin-bottom="0in" loext:contextual-spacing="true" fo:line-height="100%"/>
      <style:text-properties style:font-name="Ubuntu"/>
    </style:style>
    <style:style style:name="P49" style:family="paragraph" style:parent-style-name="List_20_Paragraph" style:list-style-name="WWNum25">
      <style:paragraph-properties fo:margin-top="0in" fo:margin-bottom="0in" loext:contextual-spacing="true" fo:line-height="100%"/>
      <style:text-properties style:font-name="Ubuntu"/>
    </style:style>
    <style:style style:name="P50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Ubuntu"/>
    </style:style>
    <style:style style:name="P51" style:family="paragraph" style:parent-style-name="List_20_Paragraph" style:list-style-name="WWNum27">
      <style:paragraph-properties fo:margin-top="0in" fo:margin-bottom="0in" loext:contextual-spacing="true" fo:line-height="100%"/>
      <style:text-properties style:font-name="Ubuntu"/>
    </style:style>
    <style:style style:name="P52" style:family="paragraph" style:parent-style-name="List_20_Paragraph" style:list-style-name="WWNum29">
      <style:paragraph-properties fo:margin-top="0in" fo:margin-bottom="0in" loext:contextual-spacing="true" fo:line-height="100%"/>
      <style:text-properties style:font-name="Ubuntu"/>
    </style:style>
    <style:style style:name="P53" style:family="paragraph" style:parent-style-name="List_20_Paragraph" style:list-style-name="WWNum30">
      <style:paragraph-properties fo:margin-top="0in" fo:margin-bottom="0in" loext:contextual-spacing="true" fo:line-height="100%"/>
      <style:text-properties style:font-name="Ubuntu"/>
    </style:style>
    <style:style style:name="P54" style:family="paragraph" style:parent-style-name="List_20_Paragraph" style:list-style-name="WWNum32">
      <style:paragraph-properties fo:margin-top="0in" fo:margin-bottom="0in" loext:contextual-spacing="true" fo:line-height="100%"/>
      <style:text-properties style:font-name="Ubuntu"/>
    </style:style>
    <style:style style:name="P55" style:family="paragraph" style:parent-style-name="List_20_Paragraph" style:list-style-name="WWNum33">
      <style:paragraph-properties fo:margin-top="0in" fo:margin-bottom="0in" loext:contextual-spacing="true" fo:line-height="100%"/>
      <style:text-properties style:font-name="Ubuntu"/>
    </style:style>
    <style:style style:name="P56" style:family="paragraph" style:parent-style-name="List_20_Paragraph" style:list-style-name="WWNum34">
      <style:paragraph-properties fo:margin-top="0in" fo:margin-bottom="0in" loext:contextual-spacing="true" fo:line-height="100%"/>
      <style:text-properties style:font-name="Ubuntu"/>
    </style:style>
    <style:style style:name="P57" style:family="paragraph" style:parent-style-name="List_20_Paragraph" style:list-style-name="WWNum35">
      <style:paragraph-properties fo:margin-top="0in" fo:margin-bottom="0in" loext:contextual-spacing="true" fo:line-height="100%"/>
      <style:text-properties style:font-name="Ubuntu"/>
    </style:style>
    <style:style style:name="P58" style:family="paragraph" style:parent-style-name="List_20_Paragraph" style:list-style-name="WWNum37">
      <style:paragraph-properties fo:margin-top="0in" fo:margin-bottom="0in" loext:contextual-spacing="true" fo:line-height="100%"/>
      <style:text-properties style:font-name="Ubuntu"/>
    </style:style>
    <style:style style:name="P59" style:family="paragraph" style:parent-style-name="List_20_Paragraph" style:list-style-name="WWNum38">
      <style:paragraph-properties fo:margin-top="0in" fo:margin-bottom="0in" loext:contextual-spacing="true" fo:line-height="100%"/>
      <style:text-properties style:font-name="Ubuntu"/>
    </style:style>
    <style:style style:name="P60" style:family="paragraph" style:parent-style-name="List_20_Paragraph" style:list-style-name="WWNum39">
      <style:paragraph-properties fo:margin-top="0in" fo:margin-bottom="0in" loext:contextual-spacing="true" fo:line-height="100%"/>
      <style:text-properties style:font-name="Ubuntu"/>
    </style:style>
    <style:style style:name="P61" style:family="paragraph" style:parent-style-name="List_20_Paragraph" style:list-style-name="WWNum40">
      <style:paragraph-properties fo:margin-top="0in" fo:margin-bottom="0in" loext:contextual-spacing="true" fo:line-height="100%"/>
      <style:text-properties style:font-name="Ubuntu"/>
    </style:style>
    <style:style style:name="P62" style:family="paragraph" style:parent-style-name="List_20_Paragraph" style:list-style-name="WWNum41">
      <style:paragraph-properties fo:margin-top="0in" fo:margin-bottom="0in" loext:contextual-spacing="true" fo:line-height="100%"/>
      <style:text-properties style:font-name="Ubuntu"/>
    </style:style>
    <style:style style:name="P63" style:family="paragraph" style:parent-style-name="List_20_Paragraph" style:list-style-name="WWNum42">
      <style:paragraph-properties fo:margin-top="0in" fo:margin-bottom="0in" loext:contextual-spacing="true" fo:line-height="100%"/>
      <style:text-properties style:font-name="Ubuntu"/>
    </style:style>
    <style:style style:name="P64" style:family="paragraph" style:parent-style-name="List_20_Paragraph" style:list-style-name="WWNum43">
      <style:paragraph-properties fo:margin-top="0in" fo:margin-bottom="0in" loext:contextual-spacing="true" fo:line-height="100%"/>
      <style:text-properties style:font-name="Ubuntu"/>
    </style:style>
    <style:style style:name="P65" style:family="paragraph" style:parent-style-name="List_20_Paragraph" style:list-style-name="WWNum44">
      <style:paragraph-properties fo:margin-top="0in" fo:margin-bottom="0in" loext:contextual-spacing="true" fo:line-height="100%"/>
      <style:text-properties style:font-name="Ubuntu"/>
    </style:style>
    <style:style style:name="P66" style:family="paragraph" style:parent-style-name="List_20_Paragraph" style:list-style-name="WWNum45">
      <style:paragraph-properties fo:margin-top="0in" fo:margin-bottom="0in" loext:contextual-spacing="true" fo:line-height="100%"/>
      <style:text-properties style:font-name="Ubuntu"/>
    </style:style>
    <style:style style:name="P67" style:family="paragraph" style:parent-style-name="List_20_Paragraph" style:list-style-name="WWNum46">
      <style:paragraph-properties fo:margin-top="0in" fo:margin-bottom="0in" loext:contextual-spacing="true" fo:line-height="100%"/>
      <style:text-properties style:font-name="Ubuntu"/>
    </style:style>
    <style:style style:name="P68" style:family="paragraph" style:parent-style-name="List_20_Paragraph" style:list-style-name="WWNum47">
      <style:paragraph-properties fo:margin-top="0in" fo:margin-bottom="0in" loext:contextual-spacing="true" fo:line-height="100%"/>
      <style:text-properties style:font-name="Ubuntu"/>
    </style:style>
    <style:style style:name="P69" style:family="paragraph" style:parent-style-name="List_20_Paragraph" style:list-style-name="WWNum48">
      <style:paragraph-properties fo:margin-top="0in" fo:margin-bottom="0in" loext:contextual-spacing="true" fo:line-height="100%"/>
      <style:text-properties style:font-name="Ubuntu"/>
    </style:style>
    <style:style style:name="P70" style:family="paragraph" style:parent-style-name="List_20_Paragraph" style:list-style-name="WWNum49">
      <style:paragraph-properties fo:margin-top="0in" fo:margin-bottom="0in" loext:contextual-spacing="true" fo:line-height="100%"/>
      <style:text-properties style:font-name="Ubuntu"/>
    </style:style>
    <style:style style:name="P71" style:family="paragraph" style:parent-style-name="List_20_Paragraph" style:list-style-name="WWNum51">
      <style:paragraph-properties fo:margin-top="0in" fo:margin-bottom="0in" loext:contextual-spacing="true" fo:line-height="100%"/>
      <style:text-properties style:font-name="Ubuntu"/>
    </style:style>
    <style:style style:name="P72" style:family="paragraph" style:parent-style-name="List_20_Paragraph" style:list-style-name="WWNum53">
      <style:paragraph-properties fo:margin-top="0in" fo:margin-bottom="0in" loext:contextual-spacing="true" fo:line-height="100%"/>
      <style:text-properties style:font-name="Ubuntu"/>
    </style:style>
    <style:style style:name="P73" style:family="paragraph" style:parent-style-name="List_20_Paragraph" style:list-style-name="WWNum54">
      <style:paragraph-properties fo:margin-top="0in" fo:margin-bottom="0in" loext:contextual-spacing="true" fo:line-height="100%"/>
      <style:text-properties style:font-name="Ubuntu"/>
    </style:style>
    <style:style style:name="P74" style:family="paragraph" style:parent-style-name="List_20_Paragraph" style:list-style-name="WWNum55">
      <style:paragraph-properties fo:margin-top="0in" fo:margin-bottom="0in" loext:contextual-spacing="true" fo:line-height="100%"/>
      <style:text-properties style:font-name="Ubuntu"/>
    </style:style>
    <style:style style:name="P75" style:family="paragraph" style:parent-style-name="List_20_Paragraph" style:list-style-name="WWNum56">
      <style:paragraph-properties fo:margin-top="0in" fo:margin-bottom="0in" loext:contextual-spacing="true" fo:line-height="100%"/>
      <style:text-properties style:font-name="Ubuntu"/>
    </style:style>
    <style:style style:name="P76" style:family="paragraph" style:parent-style-name="List_20_Paragraph" style:list-style-name="WWNum57">
      <style:paragraph-properties fo:margin-top="0in" fo:margin-bottom="0in" loext:contextual-spacing="true" fo:line-height="100%"/>
      <style:text-properties style:font-name="Ubuntu"/>
    </style:style>
    <style:style style:name="P77" style:family="paragraph" style:parent-style-name="List_20_Paragraph" style:list-style-name="WWNum58">
      <style:paragraph-properties fo:margin-top="0in" fo:margin-bottom="0in" loext:contextual-spacing="true" fo:line-height="100%"/>
      <style:text-properties style:font-name="Ubuntu"/>
    </style:style>
    <style:style style:name="P78" style:family="paragraph" style:parent-style-name="List_20_Paragraph" style:list-style-name="WWNum59">
      <style:paragraph-properties fo:margin-top="0in" fo:margin-bottom="0in" loext:contextual-spacing="true" fo:line-height="100%"/>
      <style:text-properties style:font-name="Ubuntu"/>
    </style:style>
    <style:style style:name="P79" style:family="paragraph" style:parent-style-name="List_20_Paragraph" style:list-style-name="WWNum60">
      <style:paragraph-properties fo:margin-top="0in" fo:margin-bottom="0in" loext:contextual-spacing="true" fo:line-height="100%"/>
      <style:text-properties style:font-name="Ubuntu"/>
    </style:style>
    <style:style style:name="P80" style:family="paragraph" style:parent-style-name="List_20_Paragraph" style:list-style-name="WWNum61">
      <style:paragraph-properties fo:margin-top="0in" fo:margin-bottom="0in" loext:contextual-spacing="true" fo:line-height="100%"/>
      <style:text-properties style:font-name="Ubuntu"/>
    </style:style>
    <style:style style:name="P81" style:family="paragraph" style:parent-style-name="List_20_Paragraph" style:list-style-name="WWNum62">
      <style:paragraph-properties fo:margin-top="0in" fo:margin-bottom="0in" loext:contextual-spacing="true" fo:line-height="100%"/>
      <style:text-properties style:font-name="Ubuntu"/>
    </style:style>
    <style:style style:name="P82" style:family="paragraph" style:parent-style-name="List_20_Paragraph" style:list-style-name="WWNum12">
      <style:paragraph-properties fo:margin-top="0in" fo:margin-bottom="0in" loext:contextual-spacing="true"/>
      <style:text-properties style:font-name="Ubuntu"/>
    </style:style>
    <style:style style:name="P83" style:family="paragraph" style:parent-style-name="List_20_Paragraph" style:list-style-name="WWNum9">
      <style:paragraph-properties fo:margin-top="0in" fo:margin-bottom="0in" loext:contextual-spacing="true"/>
      <style:text-properties style:font-name="Ubuntu"/>
    </style:style>
    <style:style style:name="P84" style:family="paragraph" style:parent-style-name="List_20_Paragraph" style:list-style-name="WWNum51">
      <style:paragraph-properties fo:margin-top="0in" fo:margin-bottom="0in" loext:contextual-spacing="true"/>
      <style:text-properties style:font-name="Ubuntu"/>
    </style:style>
    <style:style style:name="P85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/>
      <style:text-properties fo:color="#000000" style:font-name="Ubuntu" fo:font-size="14pt" style:font-name-asian="Times New Roman1" style:font-size-asian="14pt" style:font-name-complex="Courier New1" style:font-size-complex="14pt"/>
    </style:style>
    <style:style style:name="P86" style:family="paragraph" style:parent-style-name="List_20_Paragraph">
      <style:paragraph-properties fo:margin-left="0.25in" fo:margin-right="0in" fo:margin-top="0in" fo:margin-bottom="0in" loext:contextual-spacing="true" fo:line-height="100%" fo:text-indent="0in" style:auto-text-indent="false"/>
      <style:text-properties style:font-name="Ubuntu" fo:font-size="14pt" style:font-size-asian="14pt" style:font-name-complex="Courier New1" style:font-size-complex="14pt"/>
    </style:style>
    <style:style style:name="P8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style:font-name="Ubuntu"/>
    </style:style>
    <style:style style:name="P8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89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style:font-name="Ubuntu" fo:font-size="14pt" style:font-size-asian="14pt" style:font-name-complex="Courier New1" style:font-size-complex="14pt"/>
    </style:style>
    <style:style style:name="P9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 fo:font-size="14pt" style:font-size-asian="14pt" style:font-name-complex="Courier New1" style:font-size-complex="14pt"/>
    </style:style>
    <style:style style:name="P9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/>
    </style:style>
    <style:style style:name="P92" style:family="paragraph" style:parent-style-name="List_20_Paragraph">
      <style:paragraph-properties fo:margin-left="0in" fo:margin-right="0in" fo:line-height="100%" fo:text-indent="0in" style:auto-text-indent="false"/>
      <style:text-properties style:font-name="Ubuntu"/>
    </style:style>
    <style:style style:name="P93" style:family="paragraph" style:parent-style-name="List_20_Paragraph">
      <style:paragraph-properties fo:margin-left="0in" fo:margin-right="0in" fo:text-indent="0in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94" style:family="paragraph" style:parent-style-name="List_20_Paragraph">
      <style:paragraph-properties fo:margin-left="0in" fo:margin-right="0in" fo:line-height="100%" fo:text-indent="0in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95" style:family="paragraph" style:parent-style-name="List_20_Paragraph" style:list-style-name="WWNum5">
      <style:paragraph-properties fo:margin-left="0.25in" fo:margin-right="0in" fo:margin-top="0in" fo:margin-bottom="0in" loext:contextual-spacing="true" fo:text-indent="-0.25in" style:auto-text-indent="false"/>
      <style:text-properties style:font-name="Ubuntu"/>
    </style:style>
    <style:style style:name="P96" style:family="paragraph" style:parent-style-name="List_20_Paragraph" style:list-style-name="WWNum7">
      <style:paragraph-properties fo:margin-left="0.25in" fo:margin-right="0in" fo:margin-top="0in" fo:margin-bottom="0in" loext:contextual-spacing="true" fo:text-indent="-0.25in" style:auto-text-indent="false"/>
      <style:text-properties style:font-name="Ubuntu"/>
    </style:style>
    <style:style style:name="P97" style:family="paragraph" style:parent-style-name="List_20_Paragraph" style:list-style-name="WWNum10">
      <style:paragraph-properties fo:margin-left="0.25in" fo:margin-right="0in" fo:margin-top="0in" fo:margin-bottom="0in" loext:contextual-spacing="true" fo:text-indent="-0.25in" style:auto-text-indent="false"/>
      <style:text-properties style:font-name="Ubuntu"/>
    </style:style>
    <style:style style:name="P98" style:family="paragraph" style:parent-style-name="List_20_Paragraph" style:list-style-name="WWNum28">
      <style:paragraph-properties fo:margin-left="0.25in" fo:margin-right="0in" fo:margin-top="0in" fo:margin-bottom="0in" loext:contextual-spacing="true" fo:text-indent="-0.25in" style:auto-text-indent="false"/>
      <style:text-properties style:font-name="Ubuntu"/>
    </style:style>
    <style:style style:name="P99" style:family="paragraph" style:parent-style-name="List_20_Paragraph" style:list-style-name="WWNum31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Ubuntu"/>
    </style:style>
    <style:style style:name="P100" style:family="paragraph" style:parent-style-name="List_20_Paragraph" style:list-style-name="WWNum36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Ubuntu"/>
    </style:style>
    <style:style style:name="P101" style:family="paragraph" style:parent-style-name="List_20_Paragraph" style:list-style-name="WWNum50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Ubuntu"/>
    </style:style>
    <style:style style:name="P102" style:family="paragraph" style:parent-style-name="List_20_Paragraph" style:list-style-name="WWNum52">
      <style:paragraph-properties fo:margin-left="0.25in" fo:margin-right="0in" fo:margin-top="0in" fo:margin-bottom="0in" loext:contextual-spacing="true" fo:line-height="100%" fo:text-indent="-0.25in" style:auto-text-indent="false"/>
      <style:text-properties style:font-name="Ubuntu"/>
    </style:style>
    <style:style style:name="P103" style:family="paragraph" style:parent-style-name="List_20_Paragraph" style:list-style-name="WWNum15">
      <style:paragraph-properties fo:margin-left="0.25in" fo:margin-right="0in" fo:line-height="100%" fo:text-indent="-0.25in" style:auto-text-indent="false"/>
      <style:text-properties style:font-name="Ubuntu"/>
    </style:style>
    <style:style style:name="P104" style:family="paragraph" style:parent-style-name="List_20_Paragraph" style:list-style-name="WWNum16">
      <style:paragraph-properties fo:margin-left="0.25in" fo:margin-right="0in" fo:text-indent="-0.25in" style:auto-text-indent="false"/>
      <style:text-properties style:font-name="Ubuntu"/>
    </style:style>
    <style:style style:name="P105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style:font-name="Ubuntu"/>
    </style:style>
    <style:style style:name="P10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10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P108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style:font-name="Ubuntu" fo:font-size="14pt" style:font-size-asian="14pt" style:font-name-complex="Courier New1" style:font-size-complex="14pt"/>
    </style:style>
    <style:style style:name="P109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style:font-name="Ubuntu" fo:font-size="14pt" style:font-size-asian="14pt" style:font-name-complex="Courier New1" style:font-size-complex="14pt"/>
    </style:style>
    <style:style style:name="P110" style:family="paragraph" style:parent-style-name="List_20_Paragraph" style:list-style-name="WWNum10">
      <style:paragraph-properties fo:margin-left="0in" fo:margin-right="0in" fo:margin-top="0in" fo:margin-bottom="0in" loext:contextual-spacing="true" fo:text-indent="0in" style:auto-text-indent="false"/>
      <style:text-properties style:font-name="Ubuntu"/>
    </style:style>
    <style:style style:name="P11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Ubuntu" fo:font-size="14pt" style:font-name-asian="Times New Roman1" style:font-size-asian="14pt" style:font-name-complex="Courier New1" style:font-size-complex="14pt"/>
    </style:style>
    <style:style style:name="P112" style:family="paragraph" style:parent-style-name="List_20_Paragraph">
      <style:paragraph-properties fo:margin-left="0in" fo:margin-right="0in" fo:line-height="100%" fo:text-indent="0in" style:auto-text-indent="false"/>
      <style:text-properties style:font-name="Ubuntu" fo:font-size="14pt" style:font-size-asian="14pt" style:font-name-complex="Courier New1" style:font-size-complex="14pt"/>
    </style:style>
    <style:style style:name="T1" style:family="text">
      <style:text-properties fo:color="#000000" style:font-name="Courier New" fo:font-size="14pt" style:text-underline-style="solid" style:text-underline-width="auto" style:text-underline-color="font-color" fo:font-weight="bold" style:font-name-asian="Times New Roman1" style:font-size-asian="14pt" style:font-weight-asian="bold" style:font-name-complex="Courier New1" style:font-size-complex="14pt"/>
    </style:style>
    <style:style style:name="T2" style:family="text">
      <style:text-properties fo:color="#000000" style:font-name="Courier New" fo:font-size="14pt" style:text-underline-style="solid" style:text-underline-width="auto" style:text-underline-color="font-color" style:font-name-asian="Times New Roman1" style:font-size-asian="14pt" style:font-name-complex="Courier New1" style:font-size-complex="14pt"/>
    </style:style>
    <style:style style:name="T3" style:family="text">
      <style:text-properties fo:color="#000000" style:font-name="Courier New" fo:font-size="14pt" style:font-name-asian="Times New Roman1" style:font-size-asian="14pt" style:font-name-complex="Courier New1" style:font-size-complex="14pt"/>
    </style:style>
    <style:style style:name="T4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6" style:family="text">
      <style:text-properties fo:color="#000000" fo:font-size="14pt" style:text-underline-style="solid" style:text-underline-width="auto" style:text-underline-color="font-color" fo:font-weight="bold" style:font-name-asian="Times New Roman1" style:font-size-asian="14pt" style:font-weight-asian="bold" style:font-name-complex="Courier New1" style:font-size-complex="14pt"/>
    </style:style>
    <style:style style:name="T7" style:family="text">
      <style:text-properties fo:color="#000000" fo:font-size="14pt" style:font-name-asian="Courier New1" style:font-size-asian="14pt" style:font-name-complex="Courier New1" style:font-size-complex="14pt"/>
    </style:style>
    <style:style style:name="T8" style:family="text">
      <style:text-properties fo:color="#000000" fo:font-size="14pt" style:font-name-asian="Times New Roman1" style:font-size-asian="14pt" style:font-name-complex="Courier New1" style:font-size-complex="14pt"/>
    </style:style>
    <style:style style:name="T9" style:family="text">
      <style:text-properties fo:color="#000000" fo:font-size="14pt" fo:font-weight="bold" style:font-name-asian="Times New Roman1" style:font-size-asian="14pt" style:font-weight-asian="bold" style:font-name-complex="Courier New1" style:font-size-complex="14pt"/>
    </style:style>
    <style:style style:name="T10" style:family="text">
      <style:text-properties fo:color="#000000" fo:font-size="7pt" style:font-name-asian="Courier New1" style:font-size-asian="7pt" style:font-name-complex="Times New Roman1" style:font-size-complex="7pt"/>
    </style:style>
    <style:style style:name="T11" style:family="text">
      <style:text-properties fo:color="#000000" fo:font-size="7pt" style:font-name-asian="Courier New1" style:font-size-asian="7pt" style:font-name-complex="Courier New1" style:font-size-complex="7pt"/>
    </style:style>
    <style:style style:name="T12" style:family="text">
      <style:text-properties fo:color="#000000" fo:font-size="12pt" style:font-name-asian="Times New Roman1" style:font-size-asian="12pt" style:font-name-complex="Times New Roman1" style:font-size-complex="12pt"/>
    </style:style>
    <style:style style:name="T13" style:family="text">
      <style:text-properties fo:color="#000000" fo:font-size="9pt" style:font-name-asian="Times New Roman1" style:font-size-asian="9pt" style:font-name-complex="Courier New1" style:font-size-complex="9pt"/>
    </style:style>
    <style:style style:name="T14" style:family="text">
      <style:text-properties style:font-name="Courier New"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T15" style:family="text">
      <style:text-properties style:font-name="Courier New" fo:font-size="14pt" style:font-size-asian="14pt" style:font-name-complex="Courier New1" style:font-size-complex="14pt"/>
    </style:style>
    <style:style style:name="T16" style:family="text">
      <style:text-properties style:text-position="super 58%" fo:font-size="14pt" style:font-size-asian="14pt" style:font-name-complex="Courier New1" style:font-size-complex="14pt"/>
    </style:style>
    <style:style style:name="T17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Courier New1" style:font-size-complex="14pt"/>
    </style:style>
    <style:style style:name="T18" style:family="text">
      <style:text-properties fo:font-size="14pt" style:font-size-asian="14pt" style:font-name-complex="Courier New1" style:font-size-complex="14pt"/>
    </style:style>
    <style:style style:name="T19" style:family="text">
      <style:text-properties fo:font-size="8pt" style:font-size-asian="8pt" style:font-name-complex="Courier New1" style:font-size-complex="8pt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0"><text:span text:style-name="T6">For the Birds</text:span></text:p>
        <text:p text:style-name="P5"><text:span text:style-name="T7">1.</text:span><text:span text:style-name="T10"> <text:s text:c="5"/></text:span><text:span text:style-name="T8">Hummingbird</text:span></text:p>
        <text:p text:style-name="P5"><text:span text:style-name="T7">2.</text:span><text:span text:style-name="T10"> <text:s text:c="5"/></text:span><text:span text:style-name="T8">Owl</text:span></text:p>
        <text:p text:style-name="P5"><text:span text:style-name="T7">3.</text:span><text:span text:style-name="T10"> <text:s text:c="5"/></text:span><text:span text:style-name="T8">Robin</text:span></text:p>
        <text:p text:style-name="P5"><text:span text:style-name="T7">4.</text:span><text:span text:style-name="T10"> <text:s text:c="5"/></text:span><text:span text:style-name="T8">Parrot </text:span></text:p>
        <text:p text:style-name="P5"><text:span text:style-name="T7">5.</text:span><text:span text:style-name="T10"> <text:s text:c="5"/></text:span><text:span text:style-name="T8">Pelican</text:span></text:p>
        <text:p text:style-name="P7"><text:span text:style-name="T7">6.</text:span><text:span text:style-name="T10"> <text:s text:c="5"/></text:span><text:span text:style-name="T8">Hawk</text:span></text:p>
        <text:p text:style-name="P6"/>
        <text:p text:style-name="P16"><text:span text:style-name="T6">Careful --You Could Put Somebody’s </text:span></text:p>
        <text:p text:style-name="P16"><text:span text:style-name="T6">Eye Out With That!</text:span></text:p>
        <text:p text:style-name="P14"/>
        <text:p text:style-name="P5"><text:span text:style-name="T7">1.</text:span><text:span text:style-name="T10"> <text:s text:c="4"/></text:span><text:span text:style-name="T8">Pencil</text:span></text:p>
        <text:p text:style-name="P5"><text:span text:style-name="T7">2. </text:span><text:span text:style-name="T8">Bottle Rocket</text:span></text:p>
        <text:p text:style-name="P5"><text:span text:style-name="T7">3.</text:span><text:span text:style-name="T10"> <text:s text:c="4"/></text:span><text:span text:style-name="T8">Darts</text:span></text:p>
        <text:p text:style-name="P5"><text:span text:style-name="T7">4.</text:span><text:span text:style-name="T10"> <text:s text:c="4"/></text:span><text:span text:style-name="T8">BB Gun</text:span></text:p>
        <text:p text:style-name="P5"><text:span text:style-name="T7">5.</text:span><text:span text:style-name="T10"> <text:s text:c="4"/></text:span><text:span text:style-name="T8">Bow and Arrow</text:span></text:p>
        <text:p text:style-name="P7"><text:span text:style-name="T7">6.</text:span><text:span text:style-name="T10"> <text:s text:c="4"/></text:span><text:span text:style-name="T8">Epeé</text:span></text:p>
        <text:p text:style-name="P6"/>
        <text:p text:style-name="P2"><text:span text:style-name="T6">When I Grow Up I want to Be…</text:span></text:p>
        <text:p text:style-name="P5"><text:span text:style-name="T7">1.</text:span><text:span text:style-name="T10"> </text:span><text:span text:style-name="T8"><text:s/>An Astronaut</text:span></text:p>
        <text:p text:style-name="P5"><text:span text:style-name="T7">2.</text:span><text:span text:style-name="T10"> </text:span><text:span text:style-name="T8"><text:s/>A Firefighter</text:span></text:p>
        <text:p text:style-name="P5"><text:span text:style-name="T7">3.</text:span><text:span text:style-name="T10"> </text:span><text:span text:style-name="T8"><text:s/>A Ballerina</text:span></text:p>
        <text:p text:style-name="P5"><text:span text:style-name="T7">4.</text:span><text:span text:style-name="T10"> </text:span><text:span text:style-name="T8"><text:s/>A Veterinarian</text:span></text:p>
        <text:p text:style-name="P5"><text:span text:style-name="T7">5.</text:span><text:span text:style-name="T10"> </text:span><text:span text:style-name="T8"><text:s/>A Railroad Engineer</text:span></text:p>
        <text:p text:style-name="P5"><text:span text:style-name="T7">6.</text:span><text:span text:style-name="T10"> </text:span><text:span text:style-name="T8"><text:s/>A Teacher</text:span></text:p>
        <text:p text:style-name="P5"><text:span text:style-name="T4"/></text:p>
        <text:p text:style-name="P25"><text:span text:style-name="T12"> </text:span><text:span text:style-name="T6">Auto Parts</text:span></text:p>
        <text:p text:style-name="P27"><text:span text:style-name="T8"> </text:span></text:p>
        <text:p text:style-name="P5"><text:span text:style-name="T7">1.</text:span><text:span text:style-name="T10"> <text:s text:c="4"/></text:span><text:span text:style-name="T8">Gas cap</text:span></text:p>
        <text:p text:style-name="P5"><text:span text:style-name="T7">2.</text:span><text:span text:style-name="T10"> <text:s text:c="4"/></text:span><text:span text:style-name="T8">Headlights</text:span></text:p>
        <text:p text:style-name="P5"><text:span text:style-name="T7">3.</text:span><text:span text:style-name="T10"> <text:s text:c="3"/></text:span><text:span text:style-name="T8">Luggage rack</text:span></text:p>
        <text:p text:style-name="P5"><text:span text:style-name="T7">4.</text:span><text:span text:style-name="T10"> <text:s text:c="3"/></text:span><text:span text:style-name="T8">Trunk</text:span></text:p>
        <text:p text:style-name="P5"><text:span text:style-name="T7">5.</text:span><text:span text:style-name="T10"> <text:s text:c="4"/></text:span><text:span text:style-name="T8">Engine</text:span></text:p>
        <text:p text:style-name="P5"><text:span text:style-name="T7">6.</text:span><text:span text:style-name="T10"> <text:s text:c="4"/></text:span><text:span text:style-name="T8">Windshield wiper</text:span></text:p>
        <text:p text:style-name="P12"/>
        <text:p text:style-name="P16"><text:span text:style-name="T6">There’s No Such Thing!</text:span></text:p>
        <text:p text:style-name="P16"><text:span text:style-name="T8"> </text:span></text:p>
        <text:p text:style-name="P5"><text:span text:style-name="T7">1. </text:span><text:span text:style-name="T10"> </text:span><text:span text:style-name="T8">Dragon</text:span></text:p>
        <text:p text:style-name="P5"><text:span text:style-name="T7">2.</text:span><text:span text:style-name="T11">  </text:span><text:span text:style-name="T8">Mermaid</text:span></text:p>
        <text:p text:style-name="P5"><text:span text:style-name="T7">3.</text:span><text:span text:style-name="T11">  </text:span><text:span text:style-name="T8">Abominable Snowman/Yeti</text:span></text:p>
        <text:p text:style-name="P5"><text:span text:style-name="T7">4.</text:span><text:span text:style-name="T11">  </text:span><text:span text:style-name="T8">Loch Ness monster</text:span></text:p>
        <text:p text:style-name="P5"><text:span text:style-name="T7">5.</text:span><text:span text:style-name="T11">  </text:span><text:span text:style-name="T8">Jackalope</text:span></text:p>
        <text:p text:style-name="P5"><text:span text:style-name="T7">6. </text:span><text:span text:style-name="T10"> </text:span><text:span text:style-name="T8">Centaur</text:span></text:p>
        <text:p text:style-name="P5"><text:span text:style-name="T8"><text:line-break/></text:span></text:p>
        <text:p text:style-name="P2"><text:span text:style-name="T6">Collector’s Items</text:span></text:p>
        <text:p text:style-name="P5"><text:span text:style-name="T7">1.</text:span><text:span text:style-name="T10"> <text:s text:c="3"/></text:span><text:span text:style-name="T8">records</text:span></text:p>
        <text:p text:style-name="P5"><text:span text:style-name="T7">2.</text:span><text:span text:style-name="T10"> <text:s text:c="3"/></text:span><text:span text:style-name="T8">license plates</text:span></text:p>
        <text:p text:style-name="P5"><text:span text:style-name="T7">3.</text:span><text:span text:style-name="T10"> <text:s text:c="4"/></text:span><text:span text:style-name="T8">matchbooks</text:span></text:p>
        <text:p text:style-name="P5"><text:span text:style-name="T7">4.</text:span><text:span text:style-name="T10"> <text:s text:c="4"/></text:span><text:span text:style-name="T8">coins</text:span></text:p>
        <text:p text:style-name="P5"><text:span text:style-name="T7">5.</text:span><text:span text:style-name="T10"> <text:s text:c="4"/></text:span><text:span text:style-name="T7">beer bottles</text:span></text:p>
        <text:p text:style-name="P5"><text:span text:style-name="T7">6.</text:span><text:span text:style-name="T10"> <text:s text:c="4"/></text:span><text:span text:style-name="T8">Hummel figurines</text:span></text:p>
        <text:p text:style-name="P28"><text:span text:style-name="T8"> </text:span></text:p>
        <text:p text:style-name="P25"><text:span text:style-name="T6">At the Drugstore</text:span></text:p>
        <text:p text:style-name="P25"><text:span text:style-name="T8"> </text:span></text:p>
        <text:p text:style-name="P5"><text:span text:style-name="T7">1.</text:span><text:span text:style-name="T10"> </text:span><text:span text:style-name="T8"><text:s/>Cigarettes</text:span></text:p>
        <text:p text:style-name="P5"><text:span text:style-name="T7">2.</text:span><text:span text:style-name="T10"> </text:span><text:span text:style-name="T8"><text:s/>Magazines</text:span></text:p>
        <text:p text:style-name="P5"><text:span text:style-name="T7">3.</text:span><text:span text:style-name="T10"> </text:span><text:span text:style-name="T8"><text:s/>Thermometer</text:span></text:p>
        <text:p text:style-name="P5"><text:span text:style-name="T7">4.</text:span><text:span text:style-name="T10"> </text:span><text:span text:style-name="T8"><text:s/>Bandages</text:span></text:p>
        <text:p text:style-name="P5"><text:span text:style-name="T7">5.</text:span><text:span text:style-name="T10"> </text:span><text:span text:style-name="T8"><text:s/>Candy bar</text:span></text:p>
        <text:p text:style-name="P5"><text:span text:style-name="T7">6.</text:span><text:span text:style-name="T10"> </text:span><text:span text:style-name="T8"><text:s/>Pantyhose</text:span></text:p>
        <text:p text:style-name="P5"><text:span text:style-name="T9"> </text:span></text:p>
        <text:p text:style-name="P2"><text:span text:style-name="T6">Natural Disasters</text:span></text:p>
        <text:p text:style-name="P9"><text:span text:style-name="T7">1.</text:span><text:span text:style-name="T10"> </text:span><text:span text:style-name="T8"><text:s/>earthquake </text:span></text:p>
        <text:p text:style-name="P5"><text:span text:style-name="T7">2.</text:span><text:span text:style-name="T10"> </text:span><text:span text:style-name="T8"><text:s/>lightning storm</text:span></text:p>
        <text:p text:style-name="P5"><text:span text:style-name="T7">3.</text:span><text:span text:style-name="T10"> </text:span><text:span text:style-name="T8"><text:s/>tornado </text:span></text:p>
        <text:p text:style-name="P5"><text:span text:style-name="T7">4.</text:span><text:span text:style-name="T10"> </text:span><text:span text:style-name="T8"><text:s/>volcanic eruption </text:span></text:p>
        <text:p text:style-name="P5"><text:span text:style-name="T7">5.</text:span><text:span text:style-name="T10"> </text:span><text:span text:style-name="T8"><text:s/>flood </text:span></text:p>
        <text:p text:style-name="P5"><text:span text:style-name="T7">6.</text:span><text:span text:style-name="T10"> </text:span><text:span text:style-name="T8"><text:s/>fire</text:span></text:p>
        <text:p text:style-name="P31"><text:span text:style-name="T8"/></text:p>
        <text:p text:style-name="P26"><text:span text:style-name="T6">Let's go!</text:span><text:span text:style-name="T8"> </text:span></text:p>
        <text:p text:style-name="P26"><text:span text:style-name="T8"/></text:p>
        <text:p text:style-name="P26"><text:span text:style-name="T8">1. rowboat</text:span></text:p>
        <text:p text:style-name="P25"><text:span text:style-name="T8">2. bus</text:span></text:p>
        <text:p text:style-name="P25"><text:span text:style-name="T8">3. horse-drawn carriage</text:span></text:p>
        <text:p text:style-name="P25"><text:span text:style-name="T8">4. bicycle</text:span></text:p>
        <text:p text:style-name="P25"><text:span text:style-name="T8">5. car</text:span></text:p>
        <text:p text:style-name="P25"><text:span text:style-name="T8">6. hiking boots</text:span></text:p>
        <text:p text:style-name="P25"><text:span text:style-name="T8"> </text:span></text:p>
        <text:p text:style-name="P24"/>
        <text:p text:style-name="P25"><text:span text:style-name="T6">What’s For Dessert?</text:span></text:p>
        <text:p text:style-name="P5"><text:span text:style-name="T12"> </text:span></text:p>
        <text:p text:style-name="P5"><text:span text:style-name="T7">1.</text:span><text:span text:style-name="T10"> </text:span><text:span text:style-name="T8"><text:s/>tiramisu</text:span></text:p>
        <text:p text:style-name="P5"><text:span text:style-name="T7">2.</text:span><text:span text:style-name="T10"> </text:span><text:span text:style-name="T8"><text:s/>chocolate mousse</text:span></text:p>
        <text:p text:style-name="P5"><text:span text:style-name="T7">3.</text:span><text:span text:style-name="T10"> </text:span><text:span text:style-name="T8"><text:s/>jellyroll</text:span></text:p>
        <text:p text:style-name="P5"><text:span text:style-name="T7">4.</text:span><text:span text:style-name="T10"> </text:span><text:span text:style-name="T8"><text:s/>ice cream sundae </text:span></text:p>
        <text:p text:style-name="P5"><text:span text:style-name="T7">5.</text:span><text:span text:style-name="T10"> </text:span><text:span text:style-name="T8"><text:s/>fruit tart</text:span></text:p>
        <text:p text:style-name="P5"><text:span text:style-name="T7">6.</text:span><text:span text:style-name="T10"> </text:span><text:span text:style-name="T8"><text:s/>cake</text:span></text:p>
        <text:p text:style-name="P31"><text:span text:style-name="T8"> </text:span></text:p>
        <text:p text:style-name="P25"><text:span text:style-name="T6"/></text:p>
        <text:p text:style-name="P25"><text:span text:style-name="T6"/></text:p>
        <text:p text:style-name="P25"><text:soft-page-break/><text:span text:style-name="T6">Famous Brits</text:span></text:p>
        <text:p text:style-name="P25"><text:span text:style-name="T8"> </text:span></text:p>
        <text:p text:style-name="P5"><text:span text:style-name="T7">1.</text:span><text:span text:style-name="T10"> </text:span><text:span text:style-name="T8"><text:s/>John Lennon</text:span></text:p>
        <text:p text:style-name="P5"><text:span text:style-name="T7">2.</text:span><text:span text:style-name="T10"> </text:span><text:span text:style-name="T8"><text:s/>Admiral Horatio Nelson</text:span></text:p>
        <text:p text:style-name="P5"><text:span text:style-name="T7">3.</text:span><text:span text:style-name="T10"> </text:span><text:span text:style-name="T8"><text:s/>Jack the Ripper</text:span></text:p>
        <text:p text:style-name="P5"><text:span text:style-name="T7">4.</text:span><text:span text:style-name="T10"> </text:span><text:span text:style-name="T8"><text:s/>Alfred Hitchcock</text:span></text:p>
        <text:p text:style-name="P5"><text:span text:style-name="T7">5.</text:span><text:span text:style-name="T10"> </text:span><text:span text:style-name="T8"><text:s/>Henry the Eighth</text:span></text:p>
        <text:p text:style-name="P5"><text:span text:style-name="T7">6.</text:span><text:span text:style-name="T10"> </text:span><text:span text:style-name="T8"><text:s/>William Shakespeare</text:span></text:p>
        <text:p text:style-name="P5"><text:span text:style-name="T8"/></text:p>
        <text:p text:style-name="P16"><text:span text:style-name="T6">Appetizers</text:span></text:p>
        <text:p text:style-name="P16"><text:span text:style-name="T8"> </text:span></text:p>
        <text:p text:style-name="P5"><text:span text:style-name="T7">1.</text:span><text:span text:style-name="T10"> </text:span><text:span text:style-name="T8"><text:s/>Shrimp Cocktail</text:span></text:p>
        <text:p text:style-name="P5"><text:span text:style-name="T7">2.</text:span><text:span text:style-name="T10"> </text:span><text:span text:style-name="T8"><text:s/>Salad</text:span></text:p>
        <text:p text:style-name="P5"><text:span text:style-name="T7">3.</text:span><text:span text:style-name="T10"> </text:span><text:span text:style-name="T8"><text:s/>Spring Rolls</text:span></text:p>
        <text:p text:style-name="P5"><text:span text:style-name="T7">4.</text:span><text:span text:style-name="T10"> </text:span><text:span text:style-name="T8"><text:s/>Crudités</text:span></text:p>
        <text:p text:style-name="P5"><text:span text:style-name="T7">5.</text:span><text:span text:style-name="T10"> </text:span><text:span text:style-name="T8"><text:s/>Soup</text:span></text:p>
        <text:p text:style-name="P5"><text:span text:style-name="T7">6.</text:span><text:span text:style-name="T10"> </text:span><text:span text:style-name="T8"><text:s/>Buffalo Wings</text:span></text:p>
        <text:p text:style-name="P16"><text:span text:style-name="T8"> </text:span></text:p>
        <text:p text:style-name="P16"><text:span text:style-name="T6">Brrr! </text:span></text:p>
        <text:p text:style-name="P5"><text:span text:style-name="T12"> </text:span></text:p>
        <text:p text:style-name="P5"><text:span text:style-name="T7">1.</text:span><text:span text:style-name="T10"> <text:s text:c="3"/></text:span><text:span text:style-name="T8">Iceberg</text:span></text:p>
        <text:p text:style-name="P5"><text:span text:style-name="T7">2.</text:span><text:span text:style-name="T10"> <text:s text:c="3"/></text:span><text:span text:style-name="T8">Walrus</text:span></text:p>
        <text:p text:style-name="P5"><text:span text:style-name="T7">3.</text:span><text:span text:style-name="T10"> <text:s text:c="3"/></text:span><text:span text:style-name="T8">Polar Bear</text:span></text:p>
        <text:p text:style-name="P5"><text:span text:style-name="T7">4.</text:span><text:span text:style-name="T10"> <text:s text:c="3"/></text:span><text:span text:style-name="T8">Penguins </text:span></text:p>
        <text:p text:style-name="P5"><text:span text:style-name="T7">5.</text:span><text:span text:style-name="T10"> <text:s text:c="3"/></text:span><text:span text:style-name="T8">Greenland</text:span></text:p>
        <text:p text:style-name="P5"><text:span text:style-name="T7">6.</text:span><text:span text:style-name="T10"> <text:s text:c="3"/></text:span><text:span text:style-name="T8">Igloo</text:span></text:p>
        <text:p text:style-name="P16"><text:span text:style-name="T8"><text:line-break/></text:span><text:span text:style-name="T6">Snow Day</text:span></text:p>
        <text:p text:style-name="P16"><text:span text:style-name="T8"> </text:span></text:p>
        <text:p text:style-name="P5"><text:span text:style-name="T7">1.</text:span><text:span text:style-name="T10"> <text:s text:c="3"/></text:span><text:span text:style-name="T8">Sled</text:span></text:p>
        <text:p text:style-name="P5"><text:span text:style-name="T7">2.</text:span><text:span text:style-name="T10"> <text:s text:c="3"/></text:span><text:span text:style-name="T8">Gloves</text:span></text:p>
        <text:p text:style-name="P5"><text:span text:style-name="T7">3.</text:span><text:span text:style-name="T10"> <text:s text:c="3"/></text:span><text:span text:style-name="T8">Snowball fight</text:span></text:p>
        <text:p text:style-name="P5"><text:span text:style-name="T7">4.</text:span><text:span text:style-name="T10"> <text:s text:c="3"/></text:span><text:span text:style-name="T8">Cocoa</text:span></text:p>
        <text:p text:style-name="P5"><text:span text:style-name="T7">5.</text:span><text:span text:style-name="T10"> <text:s text:c="3"/></text:span><text:span text:style-name="T8">Snowman</text:span></text:p>
        <text:p text:style-name="P5"><text:span text:style-name="T7">6.</text:span><text:span text:style-name="T10"> <text:s text:c="3"/></text:span><text:span text:style-name="T8">Shovel</text:span></text:p>
        <text:p text:style-name="P16"><text:span text:style-name="T8"> </text:span></text:p>
        <text:p text:style-name="P16"><text:span text:style-name="T6">I do!</text:span></text:p>
        <text:p text:style-name="P16"><text:span text:style-name="T8"> </text:span></text:p>
        <text:p text:style-name="P5"><text:span text:style-name="T7">1.</text:span><text:span text:style-name="T11">  </text:span><text:span text:style-name="T8">Wedding cake</text:span></text:p>
        <text:p text:style-name="P5"><text:span text:style-name="T7">2.</text:span><text:span text:style-name="T11">  </text:span><text:span text:style-name="T8">Bachelor party</text:span></text:p>
        <text:p text:style-name="P5"><text:span text:style-name="T7">3.</text:span><text:span text:style-name="T11">  </text:span><text:span text:style-name="T8">Prenup</text:span></text:p>
        <text:p text:style-name="P5"><text:span text:style-name="T7">4.</text:span><text:span text:style-name="T11">  </text:span><text:span text:style-name="T8">Garter</text:span></text:p>
        <text:p text:style-name="P5"><text:span text:style-name="T7">5.</text:span><text:span text:style-name="T11">  </text:span><text:span text:style-name="T8">A toast!</text:span></text:p>
        <text:p text:style-name="P5"><text:span text:style-name="T8">6. Photographer</text:span></text:p>
        <text:p text:style-name="P4"/>
        <text:p text:style-name="P4"/>
        <text:p text:style-name="P4"/>
        <text:p text:style-name="P4"/>
        <text:p text:style-name="P16"><text:span text:style-name="T6">Building Trades</text:span></text:p>
        <text:p text:style-name="P16"><text:span text:style-name="T8"> </text:span></text:p>
        <text:p text:style-name="P5"><text:span text:style-name="T7">1.</text:span><text:span text:style-name="T10"> </text:span><text:span text:style-name="T8"><text:s/>Locksmith</text:span></text:p>
        <text:p text:style-name="P5"><text:span text:style-name="T7">2.</text:span><text:span text:style-name="T10"> </text:span><text:span text:style-name="T8"><text:s/>Roofer</text:span></text:p>
        <text:p text:style-name="P5"><text:span text:style-name="T7">3.</text:span><text:span text:style-name="T10"> </text:span><text:span text:style-name="T8"><text:s/>Electrician</text:span></text:p>
        <text:p text:style-name="P5"><text:span text:style-name="T7">4.</text:span><text:span text:style-name="T10"> </text:span><text:span text:style-name="T8"><text:s/>Plumber</text:span></text:p>
        <text:p text:style-name="P5"><text:span text:style-name="T7">5.</text:span><text:span text:style-name="T10"> </text:span><text:span text:style-name="T8"><text:s/>HVAC</text:span></text:p>
        <text:p text:style-name="P5"><text:span text:style-name="T7">6.</text:span><text:span text:style-name="T10"> </text:span><text:span text:style-name="T8"> Landscaper</text:span></text:p>
        <text:p text:style-name="P5"><text:span text:style-name="T8"> </text:span></text:p>
        <text:p text:style-name="P16"><text:span text:style-name="T6">Opposites Attract?</text:span></text:p>
        <text:p text:style-name="P16"><text:span text:style-name="T8"> </text:span></text:p>
        <text:p text:style-name="P5"><text:span text:style-name="T7">1.</text:span><text:span text:style-name="T10"> </text:span><text:span text:style-name="T8"><text:s/>Oil and Water</text:span></text:p>
        <text:p text:style-name="P5"><text:span text:style-name="T7">2.</text:span><text:span text:style-name="T10"> </text:span><text:span text:style-name="T8"><text:s/>Chalk and Cheese</text:span></text:p>
        <text:p text:style-name="P5"><text:span text:style-name="T7">3.</text:span><text:span text:style-name="T10"> </text:span><text:span text:style-name="T8"><text:s/>The Sprats</text:span></text:p>
        <text:p text:style-name="P5"><text:span text:style-name="T7">4.</text:span><text:span text:style-name="T10"> </text:span><text:span text:style-name="T8"><text:s/>Apples and Oranges</text:span></text:p>
        <text:p text:style-name="P5"><text:span text:style-name="T7">5.</text:span><text:span text:style-name="T10"> </text:span><text:span text:style-name="T8"><text:s/>Acid and Base</text:span></text:p>
        <text:p text:style-name="P5"><text:span text:style-name="T7">6.</text:span><text:span text:style-name="T10"> </text:span><text:span text:style-name="T8"><text:s/>Cats and Dogs</text:span></text:p>
        <text:p text:style-name="P31"><text:span text:style-name="T8"/></text:p>
        <text:p text:style-name="P25"><text:span text:style-name="T6">Bouncy</text:span></text:p>
        <text:p text:style-name="P5"><text:span text:style-name="T12"> </text:span></text:p>
        <text:p text:style-name="P5"><text:span text:style-name="T7">1.</text:span><text:span text:style-name="T10"> <text:s text:c="3"/></text:span><text:span text:style-name="T8">Kangaroo</text:span></text:p>
        <text:p text:style-name="P5"><text:span text:style-name="T7">2.</text:span><text:span text:style-name="T10"> <text:s text:c="3"/></text:span><text:span text:style-name="T8">Rubber ball</text:span></text:p>
        <text:p text:style-name="P5"><text:span text:style-name="T7">3.</text:span><text:span text:style-name="T10"> <text:s text:c="3"/></text:span><text:span text:style-name="T8">Spring</text:span></text:p>
        <text:p text:style-name="P5"><text:span text:style-name="T7">4.</text:span><text:span text:style-name="T10"> <text:s text:c="3"/></text:span><text:span text:style-name="T8">Trampoline</text:span></text:p>
        <text:p text:style-name="P5"><text:span text:style-name="T7">5.</text:span><text:span text:style-name="T10"> <text:s text:c="3"/></text:span><text:span text:style-name="T8">Rabbit</text:span></text:p>
        <text:p text:style-name="P5"><text:span text:style-name="T7">6.</text:span><text:span text:style-name="T10"> <text:s text:c="3"/></text:span><text:span text:style-name="T8">Grasshopper</text:span></text:p>
        <text:p text:style-name="P25"><text:span text:style-name="T12"> </text:span></text:p>
        <text:p text:style-name="P25"><text:span text:style-name="T6">Doomed to Extinction</text:span></text:p>
        <text:p text:style-name="P5"><text:span text:style-name="T12"> </text:span></text:p>
        <text:p text:style-name="P5"><text:span text:style-name="T7">1. </text:span><text:span text:style-name="T8">dinosaur</text:span></text:p>
        <text:p text:style-name="P5"><text:span text:style-name="T7">2.</text:span><text:span text:style-name="T10"> <text:s text:c="3"/></text:span><text:span text:style-name="T8">sabre-toothed tiger</text:span></text:p>
        <text:p text:style-name="P5"><text:span text:style-name="T7">3.</text:span><text:span text:style-name="T10"> <text:s text:c="4"/></text:span><text:span text:style-name="T8">wooly mammoth</text:span></text:p>
        <text:p text:style-name="P5"><text:span text:style-name="T7">4.</text:span><text:span text:style-name="T10"> <text:s text:c="4"/></text:span><text:span text:style-name="T8">dodo</text:span></text:p>
        <text:p text:style-name="P5"><text:span text:style-name="T7">5.</text:span><text:span text:style-name="T10"> <text:s text:c="4"/></text:span><text:span text:style-name="T8">sea cow</text:span></text:p>
        <text:p text:style-name="P5"><text:span text:style-name="T7">6.</text:span><text:span text:style-name="T10"> <text:s text:c="4"/></text:span><text:span text:style-name="T8">pterodactyl</text:span></text:p>
        <text:p text:style-name="P31"><text:span text:style-name="T8"> </text:span></text:p>
        <text:p text:style-name="P25"><text:span text:style-name="T6">Sticky</text:span></text:p>
        <text:p text:style-name="P16"><text:span text:style-name="T8"> </text:span></text:p>
        <text:p text:style-name="P10"><text:span text:style-name="T7">1.</text:span><text:span text:style-name="T10"> </text:span><text:span text:style-name="T8"><text:s/>Gum</text:span></text:p>
        <text:p text:style-name="P10"><text:span text:style-name="T7">2.</text:span><text:span text:style-name="T10"> </text:span><text:span text:style-name="T8"><text:s/>Glue</text:span></text:p>
        <text:p text:style-name="P10"><text:span text:style-name="T7">3.</text:span><text:span text:style-name="T10"> </text:span><text:span text:style-name="T8"><text:s/>Lollipops</text:span></text:p>
        <text:p text:style-name="P10"><text:span text:style-name="T7">4.</text:span><text:span text:style-name="T10"> </text:span><text:span text:style-name="T8"><text:s/>Tape</text:span></text:p>
        <text:p text:style-name="P10"><text:span text:style-name="T7">5.</text:span><text:span text:style-name="T10"> </text:span><text:span text:style-name="T8"><text:s/>Putty</text:span></text:p>
        <text:p text:style-name="P10"><text:span text:style-name="T7">6.</text:span><text:span text:style-name="T10"> </text:span><text:span text:style-name="T8"><text:s/>Velcro</text:span></text:p>
        <text:p text:style-name="P16"><text:span text:style-name="T8"><text:line-break/></text:span></text:p>
        <text:p text:style-name="P12"/>
        <text:p text:style-name="P12"/>
        <text:p text:style-name="P16"><text:soft-page-break/><text:span text:style-name="T6">Ouch!</text:span></text:p>
        <text:p text:style-name="P16"><text:span text:style-name="T8"> </text:span></text:p>
        <text:p text:style-name="P10"><text:span text:style-name="T7">1.</text:span><text:span text:style-name="T10"> </text:span><text:span text:style-name="T8"><text:s text:c="2"/>Broken arm</text:span></text:p>
        <text:p text:style-name="P10"><text:span text:style-name="T7">2.</text:span><text:span text:style-name="T10"> </text:span><text:span text:style-name="T8"><text:s text:c="2"/>Bee sting</text:span></text:p>
        <text:p text:style-name="P10"><text:span text:style-name="T7">3.</text:span><text:span text:style-name="T10"> </text:span><text:span text:style-name="T8"> <text:s/>Black eye</text:span></text:p>
        <text:p text:style-name="P10"><text:span text:style-name="T7">4.</text:span><text:span text:style-name="T10"> </text:span><text:span text:style-name="T8"><text:s text:c="2"/>Sprained ankle</text:span></text:p>
        <text:p text:style-name="P10"><text:span text:style-name="T7">5.</text:span><text:span text:style-name="T10"> </text:span><text:span text:style-name="T8"><text:s text:c="2"/>Bloody nose</text:span></text:p>
        <text:p text:style-name="P10"><text:span text:style-name="T7">6.</text:span><text:span text:style-name="T10"> </text:span><text:span text:style-name="T8"><text:s text:c="2"/>Bump on the head</text:span></text:p>
        <text:p text:style-name="P10"><text:span text:style-name="T9"> </text:span></text:p>
        <text:p text:style-name="P16"><text:span text:style-name="T6">Pizza Orders</text:span></text:p>
        <text:p text:style-name="P16"><text:span text:style-name="T8"> </text:span></text:p>
        <text:p text:style-name="P10"><text:span text:style-name="T7">1.</text:span><text:span text:style-name="T10"> </text:span><text:span text:style-name="T8"><text:s/>Pineapple and ham</text:span></text:p>
        <text:p text:style-name="P10"><text:span text:style-name="T7">2.</text:span><text:span text:style-name="T10"> </text:span><text:span text:style-name="T8"><text:s/>Mushrooms</text:span></text:p>
        <text:p text:style-name="P10"><text:span text:style-name="T7">3.</text:span><text:span text:style-name="T10"> </text:span><text:span text:style-name="T8"><text:s/>Sausage and pepperoni</text:span></text:p>
        <text:p text:style-name="P10"><text:span text:style-name="T7">4.</text:span><text:span text:style-name="T10"> </text:span><text:span text:style-name="T8"><text:s/>Four cheeses</text:span></text:p>
        <text:p text:style-name="P10"><text:span text:style-name="T7">5.</text:span><text:span text:style-name="T10"> </text:span><text:span text:style-name="T8"><text:s/>Margherita</text:span></text:p>
        <text:p text:style-name="P10"><text:span text:style-name="T7">6.</text:span><text:span text:style-name="T10"> </text:span><text:span text:style-name="T8"><text:s/>White Clam</text:span></text:p>
        <text:p text:style-name="P10"><text:span text:style-name="T12"/></text:p>
        <text:p text:style-name="P25"><text:span text:style-name="T6">OMG!</text:span></text:p>
        <text:p text:style-name="P27"><text:span text:style-name="T8"> </text:span></text:p>
        <text:p text:style-name="P5"><text:span text:style-name="T7">1.</text:span><text:span text:style-name="T10"> <text:s text:c="4"/></text:span><text:span text:style-name="T8">Ra</text:span></text:p>
        <text:p text:style-name="P5"><text:span text:style-name="T7">2.</text:span><text:span text:style-name="T10"> <text:s text:c="4"/></text:span><text:span text:style-name="T8">Thor</text:span></text:p>
        <text:p text:style-name="P5"><text:span text:style-name="T7">3.</text:span><text:span text:style-name="T10"> <text:s text:c="5"/></text:span><text:span text:style-name="T7">Buddha</text:span></text:p>
        <text:p text:style-name="P5"><text:span text:style-name="T7">4.</text:span><text:span text:style-name="T10"> <text:s text:c="5"/></text:span><text:span text:style-name="T8">Krishna</text:span></text:p>
        <text:p text:style-name="P5"><text:span text:style-name="T7">5.</text:span><text:span text:style-name="T10"> <text:s text:c="5"/></text:span><text:span text:style-name="T8">Neptune</text:span></text:p>
        <text:p text:style-name="P5"><text:span text:style-name="T7">6.</text:span><text:span text:style-name="T10"> <text:s text:c="5"/></text:span><text:span text:style-name="T8">Jesus</text:span></text:p>
        <text:p text:style-name="P5"><text:span text:style-name="T8"/></text:p>
        <text:p text:style-name="P25"><text:span text:style-name="T6">Wonders of the Medieval World</text:span></text:p>
        <text:p text:style-name="P29"><text:span text:style-name="T8"> </text:span></text:p>
        <text:p text:style-name="P5"><text:span text:style-name="T7">1.</text:span><text:span text:style-name="T10"> <text:s text:c="3"/></text:span><text:span text:style-name="T8">Great Wall of China</text:span></text:p>
        <text:p text:style-name="P5"><text:span text:style-name="T7">2.</text:span><text:span text:style-name="T10"> <text:s text:c="3"/></text:span><text:span text:style-name="T8">Leaning Tower of Pisa</text:span></text:p>
        <text:p text:style-name="P5"><text:span text:style-name="T7">3.</text:span><text:span text:style-name="T10"> <text:s text:c="4"/></text:span><text:span text:style-name="T8">Stonehenge</text:span></text:p>
        <text:p text:style-name="P5"><text:span text:style-name="T7">4.</text:span><text:span text:style-name="T10"> <text:s text:c="5"/></text:span><text:span text:style-name="T8">Taj Mahal</text:span></text:p>
        <text:p text:style-name="P5"><text:span text:style-name="T7">5.</text:span><text:span text:style-name="T10"> <text:s text:c="3"/></text:span><text:span text:style-name="T8">Sphinx</text:span></text:p>
        <text:p text:style-name="P5"><text:span text:style-name="T7">6.</text:span><text:span text:style-name="T8"> The Colosseum</text:span></text:p>
        <text:p text:style-name="P5"><text:span text:style-name="T4"/></text:p>
        <text:p text:style-name="P5"><text:span text:style-name="T12"> </text:span><text:span text:style-name="T6">Musical Instruments</text:span></text:p>
        <text:p text:style-name="P8"/>
        <text:p text:style-name="P9"><text:span text:style-name="T7">1.</text:span><text:span text:style-name="T10"> <text:s text:c="3"/></text:span><text:span text:style-name="T8">Tuba</text:span></text:p>
        <text:p text:style-name="P9"><text:span text:style-name="T7">2.</text:span><text:span text:style-name="T10"> <text:s text:c="3"/></text:span><text:span text:style-name="T8">Piano</text:span></text:p>
        <text:p text:style-name="P9"><text:span text:style-name="T7">3.</text:span><text:span text:style-name="T10"> <text:s text:c="3"/></text:span><text:span text:style-name="T8">Violin</text:span></text:p>
        <text:p text:style-name="P9"><text:span text:style-name="T7">4.</text:span><text:span text:style-name="T10"> <text:s text:c="3"/></text:span><text:span text:style-name="T8">Kettledrum</text:span></text:p>
        <text:p text:style-name="P9"><text:span text:style-name="T7">5.</text:span><text:span text:style-name="T10"> <text:s text:c="3"/></text:span><text:span text:style-name="T8">Trumpet</text:span></text:p>
        <text:p text:style-name="P9"><text:span text:style-name="T7">6.</text:span><text:span text:style-name="T10"> <text:s text:c="3"/></text:span><text:span text:style-name="T8">Accordion</text:span></text:p>
        <text:p text:style-name="P3"/>
        <text:p text:style-name="P3"/>
        <text:p text:style-name="P1"><text:span text:style-name="T17">Phobias</text:span></text:p>
        <text:list xml:id="list17495925" text:style-name="WWNum1">
          <text:list-item>
            <text:p text:style-name="P34"><text:span text:style-name="T18"><text:s/>pogonophobia (fear of beards)</text:span></text:p>
          </text:list-item>
          <text:list-item>
            <text:p text:style-name="P34"><text:span text:style-name="T18"><text:s/>coulrophobia (fear of clowns)</text:span></text:p>
          </text:list-item>
          <text:list-item>
            <text:p text:style-name="P34"><text:span text:style-name="T18"><text:s/>selachophobia (fear of sharks)</text:span></text:p>
          </text:list-item>
          <text:list-item>
            <text:p text:style-name="P34"><text:span text:style-name="T18"><text:s/>aurophobia (fear of gold)</text:span></text:p>
          </text:list-item>
          <text:list-item>
            <text:p text:style-name="P34"><text:span text:style-name="T18"><text:s/>alliumphobia (fear of garlic) </text:span></text:p>
          </text:list-item>
          <text:list-item>
            <text:p text:style-name="P34"><text:span text:style-name="T18"><text:s/>iatrophobia (fear of doctors)</text:span></text:p>
          </text:list-item>
        </text:list>
        <text:p text:style-name="P18"/>
        <text:p text:style-name="P1"><text:span text:style-name="T17">Footwear</text:span></text:p>
        <text:list xml:id="list1129946224" text:style-name="WWNum2">
          <text:list-item>
            <text:p text:style-name="P32"><text:span text:style-name="T18"><text:s/>snowshoes</text:span></text:p>
          </text:list-item>
          <text:list-item>
            <text:p text:style-name="P32"><text:span text:style-name="T18"><text:s/>skis </text:span></text:p>
          </text:list-item>
          <text:list-item>
            <text:p text:style-name="P32"><text:span text:style-name="T18"><text:s/>roller skates</text:span></text:p>
          </text:list-item>
          <text:list-item>
            <text:p text:style-name="P32"><text:span text:style-name="T18"><text:s/>flip flops </text:span></text:p>
          </text:list-item>
          <text:list-item>
            <text:p text:style-name="P32"><text:span text:style-name="T18"><text:s/>socks</text:span></text:p>
          </text:list-item>
          <text:list-item>
            <text:p text:style-name="P32"><text:span text:style-name="T18"><text:s/>swimfins</text:span></text:p>
          </text:list-item>
        </text:list>
        <text:p text:style-name="P1"><text:span text:style-name="T17">Deadly Sins</text:span></text:p>
        <text:list xml:id="list339329184" text:style-name="WWNum3">
          <text:list-item>
            <text:p text:style-name="P35"><text:span text:style-name="T18"><text:s/>Pride</text:span></text:p>
          </text:list-item>
          <text:list-item>
            <text:p text:style-name="P35"><text:span text:style-name="T18"><text:s/>Gluttony</text:span></text:p>
          </text:list-item>
          <text:list-item>
            <text:p text:style-name="P35"><text:span text:style-name="T18"><text:s/>Lust</text:span></text:p>
          </text:list-item>
          <text:list-item>
            <text:p text:style-name="P35"><text:span text:style-name="T18"><text:s/>Sloth</text:span></text:p>
          </text:list-item>
          <text:list-item>
            <text:p text:style-name="P35"><text:span text:style-name="T18"><text:s/>Anger</text:span></text:p>
          </text:list-item>
          <text:list-item>
            <text:p text:style-name="P35"><text:span text:style-name="T18"><text:s/>Envy</text:span></text:p>
          </text:list-item>
        </text:list>
        <text:p text:style-name="P106"/>
        <text:p text:style-name="P87"><text:span text:style-name="T17">Heavenly Virtues</text:span></text:p>
        <text:p text:style-name="P89"/>
        <text:list xml:id="list2487274801" text:style-name="WWNum4">
          <text:list-item>
            <text:p text:style-name="P36"><text:span text:style-name="T18"><text:s/>hope</text:span></text:p>
          </text:list-item>
          <text:list-item>
            <text:p text:style-name="P36"><text:span text:style-name="T18"><text:s/>charity</text:span></text:p>
          </text:list-item>
          <text:list-item>
            <text:p text:style-name="P36"><text:span text:style-name="T18"><text:s/>temperance</text:span></text:p>
          </text:list-item>
          <text:list-item>
            <text:p text:style-name="P36"><text:span text:style-name="T18"><text:s/>prudence</text:span></text:p>
          </text:list-item>
          <text:list-item>
            <text:p text:style-name="P36"><text:span text:style-name="T18"><text:s/>fortitude</text:span></text:p>
          </text:list-item>
          <text:list-item>
            <text:p text:style-name="P36"><text:span text:style-name="T18"><text:s/>justice </text:span></text:p>
          </text:list-item>
        </text:list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5"><text:soft-page-break/><text:span text:style-name="T17">All you need…</text:span></text:p>
        <text:p text:style-name="P21"/>
        <text:list xml:id="list2969187497" text:style-name="WWNum5">
          <text:list-item>
            <text:p text:style-name="P95"><text:span text:style-name="T18"><text:s/>Yellow Submarine</text:span></text:p>
          </text:list-item>
          <text:list-item>
            <text:p text:style-name="P95"><text:span text:style-name="T18"><text:s/>Lady Madonna</text:span></text:p>
          </text:list-item>
          <text:list-item>
            <text:p text:style-name="P95"><text:span text:style-name="T18"><text:s/>I am the Walrus</text:span></text:p>
          </text:list-item>
          <text:list-item>
            <text:p text:style-name="P95"><text:span text:style-name="T18"><text:s/>Back in the USSR</text:span></text:p>
          </text:list-item>
          <text:list-item>
            <text:p text:style-name="P95"><text:span text:style-name="T18"><text:s/>Sgt. Pepper’s </text:span><text:span text:style-name="T19">Lonely Hearts Club Band</text:span></text:p>
          </text:list-item>
          <text:list-item>
            <text:p text:style-name="P95"><text:span text:style-name="T18"><text:s/>Strawberry Fields Forever</text:span></text:p>
          </text:list-item>
        </text:list>
        <text:p text:style-name="P18"/>
        <text:p text:style-name="P15"><text:span text:style-name="T17">Duos</text:span></text:p>
        <text:p text:style-name="P21"/>
        <text:list xml:id="list194688837" text:style-name="WWNum6">
          <text:list-item>
            <text:p text:style-name="P37"><text:span text:style-name="T18"><text:s/>Laurel &amp; Hardy</text:span></text:p>
          </text:list-item>
          <text:list-item>
            <text:p text:style-name="P37"><text:span text:style-name="T18"><text:s/>Hansel &amp; Gretel</text:span></text:p>
          </text:list-item>
          <text:list-item>
            <text:p text:style-name="P37"><text:span text:style-name="T18"><text:s/>Starsky &amp; Hutch</text:span></text:p>
          </text:list-item>
          <text:list-item>
            <text:p text:style-name="P37"><text:span text:style-name="T18"><text:s/>Tom &amp; Jerry</text:span></text:p>
          </text:list-item>
          <text:list-item>
            <text:p text:style-name="P37"><text:span text:style-name="T18"><text:s/>Romeo &amp; Juliet</text:span></text:p>
          </text:list-item>
          <text:list-item>
            <text:p text:style-name="P37"><text:span text:style-name="T18"><text:s/>Fred &amp; Ginger</text:span></text:p>
          </text:list-item>
        </text:list>
        <text:p text:style-name="P89"/>
        <text:p text:style-name="P15"><text:span text:style-name="T17">Shades of Gray</text:span></text:p>
        <text:p text:style-name="P21"/>
        <text:list xml:id="list1436058627" text:style-name="WWNum7">
          <text:list-item>
            <text:p text:style-name="P96"><text:span text:style-name="T18"><text:s/>Éminence grisé</text:span></text:p>
          </text:list-item>
          <text:list-item>
            <text:p text:style-name="P96"><text:span text:style-name="T18"><text:s/>Prematurely gray</text:span></text:p>
          </text:list-item>
          <text:list-item>
            <text:p text:style-name="P96"><text:span text:style-name="T18"><text:s/>Gray Panther</text:span></text:p>
          </text:list-item>
          <text:list-item>
            <text:p text:style-name="P96"><text:span text:style-name="T18"><text:s/>At Night All Cats are Gray</text:span></text:p>
          </text:list-item>
          <text:list-item>
            <text:p text:style-name="P96"><text:span text:style-name="T18"><text:s/>Gray matter</text:span></text:p>
          </text:list-item>
          <text:list-item>
            <text:p text:style-name="P96"><text:span text:style-name="T18"><text:s/>Gray area</text:span></text:p>
          </text:list-item>
        </text:list>
        <text:p text:style-name="P89"/>
        <text:p text:style-name="P15"><text:span text:style-name="T17">Ageless and Evergreen</text:span></text:p>
        <text:p text:style-name="P21"/>
        <text:list xml:id="list2792783454" text:style-name="WWNum12">
          <text:list-item>
            <text:p text:style-name="P82"><text:span text:style-name="T18"><text:s/>Green around the gills</text:span></text:p>
          </text:list-item>
          <text:list-item>
            <text:p text:style-name="P82"><text:span text:style-name="T18"><text:s/>Green thumb</text:span></text:p>
          </text:list-item>
          <text:list-item>
            <text:p text:style-name="P82"><text:span text:style-name="T18"><text:s/>Green with envy</text:span></text:p>
          </text:list-item>
          <text:list-item>
            <text:p text:style-name="P82"><text:span text:style-name="T18"><text:s/>Green living (eco-friendly)</text:span></text:p>
          </text:list-item>
          <text:list-item>
            <text:p text:style-name="P82"><text:span text:style-name="T18"><text:s/>Green-lighted</text:span></text:p>
          </text:list-item>
          <text:list-item>
            <text:p text:style-name="P82"><text:span text:style-name="T18"><text:s/>The green stuff ($$)</text:span></text:p>
          </text:list-item>
        </text:list>
        <text:p text:style-name="P87"><text:span text:style-name="T15"/></text:p>
        <text:p text:style-name="P87"><text:span text:style-name="T15"/></text:p>
        <text:p text:style-name="P87"><text:span text:style-name="T15"/></text:p>
        <text:p text:style-name="P87"><text:span text:style-name="T15"/></text:p>
        <text:p text:style-name="P87"><text:span text:style-name="T15"/></text:p>
        <text:p text:style-name="P15"><text:span text:style-name="T17">Everybody Needs a Patron!</text:span></text:p>
        <text:p text:style-name="P21"/>
        <text:list xml:id="list1407354353" text:style-name="WWNum9">
          <text:list-item>
            <text:p text:style-name="P83"><text:span text:style-name="T18"><text:s/>Cobblers (St. Crispian)</text:span></text:p>
          </text:list-item>
          <text:list-item>
            <text:p text:style-name="P83"><text:span text:style-name="T18"><text:s/>Beekeepers (St. Ambrosius)</text:span></text:p>
          </text:list-item>
          <text:list-item>
            <text:p text:style-name="P83"><text:span text:style-name="T18"><text:s/>Gravediggers (St. Anthony)</text:span></text:p>
          </text:list-item>
          <text:list-item>
            <text:p text:style-name="P83"><text:span text:style-name="T18"><text:s/>Florists (St. Dorthea</text:span></text:p>
          </text:list-item>
          <text:list-item>
            <text:p text:style-name="P83"><text:span text:style-name="T18"><text:s/>Innkeepers (St. Julian)</text:span></text:p>
          </text:list-item>
          <text:list-item>
            <text:p text:style-name="P83"><text:span text:style-name="T18"><text:s/>Tax collectors (St. Matthew)</text:span></text:p>
          </text:list-item>
        </text:list>
        <text:p text:style-name="P20"/>
        <text:p text:style-name="P15"><text:span text:style-name="T17">Out of the Blue</text:span></text:p>
        <text:p text:style-name="P23"/>
        <text:list xml:id="list4028535658" text:style-name="WWNum8">
          <text:list-item>
            <text:p text:style-name="P38"><text:span text:style-name="T18"><text:s/>The blues</text:span></text:p>
          </text:list-item>
          <text:list-item>
            <text:p text:style-name="P38"><text:span text:style-name="T18"><text:s/>Black and blue</text:span></text:p>
          </text:list-item>
          <text:list-item>
            <text:p text:style-name="P38"><text:span text:style-name="T18"><text:s/>Blueblood</text:span></text:p>
          </text:list-item>
          <text:list-item>
            <text:p text:style-name="P38"><text:span text:style-name="T18"><text:s/>Blue collar</text:span></text:p>
          </text:list-item>
          <text:list-item>
            <text:p text:style-name="P38"><text:span text:style-name="T18"><text:s/>Boys in blue</text:span></text:p>
          </text:list-item>
          <text:list-item>
            <text:p text:style-name="P38"><text:span text:style-name="T18"><text:s/>Blue Ribbon</text:span></text:p>
          </text:list-item>
        </text:list>
        <text:p text:style-name="P18"/>
        <text:p text:style-name="P15"><text:span text:style-name="T17">Track &amp; Field</text:span></text:p>
        <text:p text:style-name="P21"/>
        <text:list xml:id="list2437990642" text:style-name="WWNum10">
          <text:list-item>
            <text:p text:style-name="P97"><text:span text:style-name="T18"><text:s/>100m sprint</text:span></text:p>
          </text:list-item>
          <text:list-item>
            <text:p text:style-name="P97"><text:span text:style-name="T18"><text:s/>Shotput</text:span></text:p>
          </text:list-item>
          <text:list-item>
            <text:p text:style-name="P97"><text:span text:style-name="T18"><text:s/>High jump</text:span></text:p>
          </text:list-item>
          <text:list-item>
            <text:p text:style-name="P97"><text:span text:style-name="T18"><text:s/>Hurdles</text:span></text:p>
          </text:list-item>
          <text:list-item>
            <text:p text:style-name="P97"><text:span text:style-name="T18"><text:s/>Long jump</text:span></text:p>
          </text:list-item>
          <text:list-item>
            <text:p text:style-name="P97"><text:span text:style-name="T18"><text:s/>Marathon</text:span></text:p>
            <text:p text:style-name="P110"><text:span text:style-name="T15"/></text:p>
          </text:list-item>
        </text:list>
        <text:p text:style-name="P15"><text:span text:style-name="T17">Paint it Black</text:span></text:p>
        <text:p text:style-name="P21"/>
        <text:list xml:id="list1712449893" text:style-name="WWNum11">
          <text:list-item>
            <text:p text:style-name="P39"><text:span text:style-name="T18"><text:s/>Black sheep</text:span></text:p>
          </text:list-item>
          <text:list-item>
            <text:p text:style-name="P39"><text:span text:style-name="T18"><text:s/>Blackboard</text:span></text:p>
          </text:list-item>
          <text:list-item>
            <text:p text:style-name="P39"><text:span text:style-name="T18"><text:s/>Black magic</text:span></text:p>
          </text:list-item>
          <text:list-item>
            <text:p text:style-name="P39"><text:span text:style-name="T18"><text:s/>Black market</text:span></text:p>
          </text:list-item>
          <text:list-item>
            <text:p text:style-name="P39"><text:span text:style-name="T18"><text:s/>Pot calling the kettle black</text:span></text:p>
          </text:list-item>
          <text:list-item>
            <text:p text:style-name="P39"><text:span text:style-name="T18"><text:s/>Black Death (plague)<text:tab/></text:span></text:p>
          </text:list-item>
        </text:list>
        <text:p text:style-name="P106"/>
        <text:p text:style-name="P106"/>
        <text:p text:style-name="P106"/>
        <text:p text:style-name="P106"/>
        <text:p text:style-name="P106"/>
        <text:p text:style-name="P106"/>
        <text:p text:style-name="P15"><text:soft-page-break/><text:span text:style-name="T17">Great Expectations</text:span></text:p>
        <text:p text:style-name="P22"/>
        <text:list xml:id="list2430313710" text:style-name="WWNum14">
          <text:list-item>
            <text:p text:style-name="P40"><text:span text:style-name="T18"><text:s/>Gopher (18 days)</text:span></text:p>
          </text:list-item>
          <text:list-item>
            <text:p text:style-name="P40"><text:span text:style-name="T18"><text:s/>Hedgehog (40 days)</text:span></text:p>
          </text:list-item>
          <text:list-item>
            <text:p text:style-name="P40"><text:span text:style-name="T18"><text:s/>Hyena (100 days)</text:span></text:p>
          </text:list-item>
          <text:list-item>
            <text:p text:style-name="P40"><text:span text:style-name="T18"><text:s/>Gazelle (180 days)</text:span></text:p>
          </text:list-item>
          <text:list-item>
            <text:p text:style-name="P40"><text:span text:style-name="T18"><text:s/>Llama (350 days)</text:span></text:p>
          </text:list-item>
          <text:list-item>
            <text:p text:style-name="P40"><text:span text:style-name="T18"><text:s/>Giraffe (455 days)</text:span></text:p>
          </text:list-item>
        </text:list>
        <text:p text:style-name="P88"/>
        <text:p text:style-name="P1"><text:span text:style-name="T17">Happy Holidays!</text:span></text:p>
        <text:list xml:id="list622444970" text:style-name="WWNum13">
          <text:list-item>
            <text:p text:style-name="P33"><text:span text:style-name="T18"><text:s/>Cinco de Mayo</text:span></text:p>
          </text:list-item>
          <text:list-item>
            <text:p text:style-name="P33"><text:span text:style-name="T18"><text:s/>Ash Wednesday</text:span></text:p>
          </text:list-item>
          <text:list-item>
            <text:p text:style-name="P33"><text:span text:style-name="T18"><text:s/>Earth Day</text:span></text:p>
          </text:list-item>
          <text:list-item>
            <text:p text:style-name="P33"><text:span text:style-name="T18"><text:s/>Columbus Day</text:span></text:p>
          </text:list-item>
          <text:list-item>
            <text:p text:style-name="P33"><text:span text:style-name="T18"><text:s/>Presidents Day</text:span></text:p>
          </text:list-item>
          <text:list-item>
            <text:p text:style-name="P33"><text:span text:style-name="T18"><text:s/>Black Friday/Buy Nothing Day</text:span></text:p>
          </text:list-item>
        </text:list>
        <text:p text:style-name="P92"><text:span text:style-name="T17">Watering Holes</text:span></text:p>
        <text:p text:style-name="P94"/>
        <text:list xml:id="list1656552195" text:style-name="WWNum15">
          <text:list-item>
            <text:p text:style-name="P103"><text:span text:style-name="T18"><text:s/>Disco/Nightclub</text:span></text:p>
          </text:list-item>
          <text:list-item>
            <text:p text:style-name="P103"><text:span text:style-name="T18"><text:s/>Wine bar</text:span></text:p>
          </text:list-item>
          <text:list-item>
            <text:p text:style-name="P103"><text:span text:style-name="T18"><text:s/>Beer garden</text:span></text:p>
          </text:list-item>
          <text:list-item>
            <text:p text:style-name="P103"><text:span text:style-name="T18"><text:s/>7-11 parking lot</text:span></text:p>
          </text:list-item>
          <text:list-item>
            <text:p text:style-name="P103"><text:span text:style-name="T18"><text:s/>Bowling alley</text:span></text:p>
          </text:list-item>
          <text:list-item>
            <text:p text:style-name="P103"><text:span text:style-name="T18"><text:s/>Hotel lounge</text:span></text:p>
          </text:list-item>
        </text:list>
        <text:p text:style-name="P112"/>
        <text:p text:style-name="P92"><text:span text:style-name="T17">Strange Sciences</text:span></text:p>
        <text:p text:style-name="P94"/>
        <text:list xml:id="list1539823381" text:style-name="WWNum16">
          <text:list-item>
            <text:p text:style-name="P104"><text:span text:style-name="T18"><text:s/>Bryology (mosses)</text:span></text:p>
          </text:list-item>
          <text:list-item>
            <text:p text:style-name="P104"><text:span text:style-name="T18"><text:s/>Garbology (trash)</text:span></text:p>
          </text:list-item>
          <text:list-item>
            <text:p text:style-name="P104"><text:span text:style-name="T18"><text:s/>Zymology (fermentation)</text:span></text:p>
          </text:list-item>
          <text:list-item>
            <text:p text:style-name="P104"><text:span text:style-name="T18"><text:s/>Speleology (caves)</text:span></text:p>
          </text:list-item>
          <text:list-item>
            <text:p text:style-name="P104"><text:span text:style-name="T18"><text:s/>Lactology (milk)</text:span></text:p>
          </text:list-item>
          <text:list-item>
            <text:p text:style-name="P104"><text:span text:style-name="T18"><text:s/>Trichology (hair)</text:span></text:p>
          </text:list-item>
        </text:list>
        <text:p text:style-name="P93"/>
        <text:p text:style-name="P2"><text:span text:style-name="T17">Misplaced Body Parts</text:span></text:p>
        <text:list xml:id="list476678600" text:style-name="WWNum17">
          <text:list-item>
            <text:p text:style-name="P41"><text:span text:style-name="T18"><text:s/>Heart on her sleeve</text:span></text:p>
          </text:list-item>
          <text:list-item>
            <text:p text:style-name="P41"><text:span text:style-name="T18"><text:s/>Head over heels</text:span></text:p>
          </text:list-item>
          <text:list-item>
            <text:p text:style-name="P41"><text:span text:style-name="T18"><text:s/>Foot in his mouth</text:span></text:p>
          </text:list-item>
          <text:list-item>
            <text:p text:style-name="P41"><text:span text:style-name="T18"><text:s/>Eyes in the back of her head</text:span></text:p>
          </text:list-item>
          <text:list-item>
            <text:p text:style-name="P41"><text:span text:style-name="T18"><text:s/>Armed to the teeth</text:span></text:p>
          </text:list-item>
          <text:list-item>
            <text:p text:style-name="P41"><text:span text:style-name="T18"><text:s/>Ear to the ground</text:span></text:p>
          </text:list-item>
        </text:list>
        <text:p text:style-name="P16"><text:span text:style-name="T17">Proper Toppers</text:span></text:p>
        <text:p text:style-name="P22"/>
        <text:list xml:id="list509230419" text:style-name="WWNum18">
          <text:list-item>
            <text:p text:style-name="P42"><text:span text:style-name="T18"><text:s/>Feather Headdress</text:span></text:p>
          </text:list-item>
          <text:list-item>
            <text:p text:style-name="P42"><text:span text:style-name="T18"><text:s/>Easter Bonnet</text:span></text:p>
          </text:list-item>
          <text:list-item>
            <text:p text:style-name="P42"><text:span text:style-name="T18"><text:s/>Miner’s Cap</text:span></text:p>
          </text:list-item>
          <text:list-item>
            <text:p text:style-name="P42"><text:span text:style-name="T18"><text:s/>Sombrero</text:span></text:p>
          </text:list-item>
          <text:list-item>
            <text:p text:style-name="P42"><text:span text:style-name="T18"><text:s/>Mitre</text:span></text:p>
          </text:list-item>
          <text:list-item>
            <text:p text:style-name="P42"><text:span text:style-name="T18"><text:s/>Turban</text:span></text:p>
          </text:list-item>
        </text:list>
        <text:p text:style-name="P88"/>
        <text:p text:style-name="P16"><text:span text:style-name="T17">You Can’t</text:span></text:p>
        <text:p text:style-name="P22"/>
        <text:list xml:id="list233665174" text:style-name="WWNum19">
          <text:list-item>
            <text:p text:style-name="P43"><text:span text:style-name="T18"><text:s/>Have Everything</text:span></text:p>
          </text:list-item>
          <text:list-item>
            <text:p text:style-name="P43"><text:span text:style-name="T18"><text:s/>Be Too Careful</text:span></text:p>
          </text:list-item>
          <text:list-item>
            <text:p text:style-name="P43"><text:span text:style-name="T18"><text:s/>Be Afraid of Your Own Shadow</text:span></text:p>
          </text:list-item>
          <text:list-item>
            <text:p text:style-name="P43"><text:span text:style-name="T18"><text:s/>Serve Two Masters</text:span></text:p>
          </text:list-item>
          <text:list-item>
            <text:p text:style-name="P43"><text:span text:style-name="T18"><text:s/>Start Too Soon</text:span></text:p>
          </text:list-item>
          <text:list-item>
            <text:p text:style-name="P43"><text:span text:style-name="T18"><text:s/>Get Outside Your Own Skin</text:span></text:p>
          </text:list-item>
        </text:list>
        <text:p text:style-name="P88"/>
        <text:p text:style-name="P16"><text:span text:style-name="T17">Once Every Year</text:span></text:p>
        <text:p text:style-name="P22"/>
        <text:list xml:id="list3684896249" text:style-name="WWNum20">
          <text:list-item>
            <text:p text:style-name="P44"><text:span text:style-name="T18"><text:s/>Christmas</text:span></text:p>
          </text:list-item>
          <text:list-item>
            <text:p text:style-name="P44"><text:span text:style-name="T18"><text:s/>Easter</text:span></text:p>
          </text:list-item>
          <text:list-item>
            <text:p text:style-name="P44"><text:span text:style-name="T18"><text:s/>Birthday</text:span></text:p>
          </text:list-item>
          <text:list-item>
            <text:p text:style-name="P44"><text:span text:style-name="T18"><text:s/>Wedding Anniversary</text:span></text:p>
          </text:list-item>
          <text:list-item>
            <text:p text:style-name="P44"><text:span text:style-name="T18"><text:s/>Daylight Savings Time</text:span></text:p>
          </text:list-item>
          <text:list-item>
            <text:p text:style-name="P44"><text:span text:style-name="T18"><text:s/>Back to School</text:span></text:p>
          </text:list-item>
        </text:list>
        <text:p text:style-name="P88"/>
        <text:p text:style-name="P91"><text:span text:style-name="T17">Not So Sinister</text:span></text:p>
        <text:p text:style-name="P88"/>
        <text:list xml:id="list613092874" text:style-name="WWNum21">
          <text:list-item>
            <text:p text:style-name="P45"><text:span text:style-name="T18"><text:s/>Left, Left, Left, Right, Left</text:span></text:p>
          </text:list-item>
          <text:list-item>
            <text:p text:style-name="P45"><text:span text:style-name="T18"><text:s/>Left Hook (boxing)</text:span></text:p>
          </text:list-item>
          <text:list-item>
            <text:p text:style-name="P45"><text:span text:style-name="T18"><text:s/>Left Behind</text:span></text:p>
          </text:list-item>
          <text:list-item>
            <text:p text:style-name="P45"><text:span text:style-name="T18"><text:s/>Lefties</text:span></text:p>
          </text:list-item>
          <text:list-item>
            <text:p text:style-name="P45"><text:span text:style-name="T18"><text:s/>Out in Left Field</text:span></text:p>
          </text:list-item>
          <text:list-item>
            <text:p text:style-name="P45"><text:span text:style-name="T18"><text:s/>Two Left Feet</text:span></text:p>
          </text:list-item>
        </text:list>
        <text:p text:style-name="P88"/>
        <text:p text:style-name="P16"><text:span text:style-name="T17">Everything Is All Right</text:span></text:p>
        <text:p text:style-name="P22"/>
        <text:list xml:id="list1188487019" text:style-name="WWNum22">
          <text:list-item>
            <text:p text:style-name="P46"><text:span text:style-name="T18"><text:s/>Right-Wing Extremist</text:span></text:p>
          </text:list-item>
          <text:list-item>
            <text:p text:style-name="P46"><text:span text:style-name="T18"><text:s/>Might Makes Right</text:span></text:p>
          </text:list-item>
          <text:list-item>
            <text:p text:style-name="P46"><text:span text:style-name="T18"><text:s/>Right Angle</text:span></text:p>
          </text:list-item>
          <text:list-item>
            <text:p text:style-name="P46"><text:span text:style-name="T18"><text:s/>Bill of Rights</text:span></text:p>
          </text:list-item>
          <text:list-item>
            <text:p text:style-name="P46"><text:span text:style-name="T18"><text:s/>Mr. Right</text:span></text:p>
          </text:list-item>
          <text:list-item>
            <text:p text:style-name="P46"><text:span text:style-name="T18"><text:s/>Right-Hand Man</text:span></text:p>
          </text:list-item>
        </text:list>
        <text:p text:style-name="P16"><text:soft-page-break/><text:span text:style-name="T17">Let there be Light!</text:span></text:p>
        <text:p text:style-name="P22"/>
        <text:list xml:id="list533291393" text:style-name="WWNum23">
          <text:list-item>
            <text:p text:style-name="P47"><text:span text:style-name="T18"><text:s/>Lighthouse</text:span></text:p>
          </text:list-item>
          <text:list-item>
            <text:p text:style-name="P47"><text:span text:style-name="T18"><text:s/>Lightweight</text:span></text:p>
          </text:list-item>
          <text:list-item>
            <text:p text:style-name="P47"><text:span text:style-name="T18"><text:s/>Flashlight</text:span></text:p>
          </text:list-item>
          <text:list-item>
            <text:p text:style-name="P47"><text:span text:style-name="T18"><text:s/>Stoplight</text:span></text:p>
          </text:list-item>
          <text:list-item>
            <text:p text:style-name="P47"><text:span text:style-name="T18"><text:s/>Lighter</text:span></text:p>
          </text:list-item>
          <text:list-item>
            <text:p text:style-name="P47"><text:span text:style-name="T18"><text:s/>Light-years</text:span></text:p>
          </text:list-item>
        </text:list>
        <text:p text:style-name="P22"/>
        <text:p text:style-name="P16"><text:span text:style-name="T17">Backward or Forward</text:span></text:p>
        <text:p text:style-name="P19"/>
        <text:list xml:id="list3917245728" text:style-name="WWNum24">
          <text:list-item>
            <text:p text:style-name="P48"><text:span text:style-name="T18"><text:s/>Regal</text:span></text:p>
          </text:list-item>
          <text:list-item>
            <text:p text:style-name="P48"><text:span text:style-name="T18"><text:s/>Lager</text:span></text:p>
          </text:list-item>
          <text:list-item>
            <text:p text:style-name="P48"><text:span text:style-name="T18"><text:s/>Live</text:span></text:p>
          </text:list-item>
          <text:list-item>
            <text:p text:style-name="P48"><text:span text:style-name="T18"><text:s/>Evil</text:span></text:p>
          </text:list-item>
          <text:list-item>
            <text:p text:style-name="P48"><text:span text:style-name="T18"><text:s/>Dear</text:span></text:p>
          </text:list-item>
          <text:list-item>
            <text:p text:style-name="P48"><text:span text:style-name="T18"><text:s/>Read</text:span></text:p>
          </text:list-item>
        </text:list>
        <text:p text:style-name="P90"/>
        <text:p text:style-name="P16"><text:span text:style-name="T17">Sites to See</text:span></text:p>
        <text:p text:style-name="P22"/>
        <text:list xml:id="list3787410623" text:style-name="WWNum25">
          <text:list-item>
            <text:p text:style-name="P49"><text:span text:style-name="T18"><text:s/>Eiffel Tower (Paris) </text:span></text:p>
          </text:list-item>
          <text:list-item>
            <text:p text:style-name="P49"><text:span text:style-name="T18"><text:s/>Statue of Liberty (New York)</text:span></text:p>
          </text:list-item>
          <text:list-item>
            <text:p text:style-name="P49"><text:span text:style-name="T18"><text:s/>Christ the Redeemer (Rio)</text:span></text:p>
          </text:list-item>
          <text:list-item>
            <text:p text:style-name="P49"><text:span text:style-name="T18"><text:s/>Berlin Wall</text:span></text:p>
          </text:list-item>
          <text:list-item>
            <text:p text:style-name="P49"><text:span text:style-name="T18"><text:s/>Big Ben (London)</text:span></text:p>
          </text:list-item>
          <text:list-item>
            <text:p text:style-name="P49"><text:span text:style-name="T18"><text:s/>Space Needle (Seattle)</text:span></text:p>
          </text:list-item>
        </text:list>
        <text:p text:style-name="P19"/>
        <text:p text:style-name="P16"><text:span text:style-name="T17">Ships Ahoy!</text:span></text:p>
        <text:p text:style-name="P22"/>
        <text:list xml:id="list1162219656" text:style-name="WWNum26">
          <text:list-item>
            <text:p text:style-name="P50"><text:span text:style-name="T18"><text:s/>Canoe</text:span></text:p>
          </text:list-item>
          <text:list-item>
            <text:p text:style-name="P50"><text:span text:style-name="T18"><text:s/>Sailboat</text:span></text:p>
          </text:list-item>
          <text:list-item>
            <text:p text:style-name="P50"><text:span text:style-name="T18"><text:s/>Container ship</text:span></text:p>
          </text:list-item>
          <text:list-item>
            <text:p text:style-name="P50"><text:span text:style-name="T18"><text:s/>Cruise ship</text:span></text:p>
          </text:list-item>
          <text:list-item>
            <text:p text:style-name="P50"><text:span text:style-name="T18"><text:s/>Rowboat</text:span></text:p>
          </text:list-item>
          <text:list-item>
            <text:p text:style-name="P50"><text:span text:style-name="T18"><text:s/>Pirate ship</text:span></text:p>
          </text:list-item>
        </text:list>
        <text:p text:style-name="P22"/>
        <text:p text:style-name="P16"><text:span text:style-name="T17">Whistlers</text:span></text:p>
        <text:p text:style-name="P22"/>
        <text:list xml:id="list1373992910" text:style-name="WWNum27">
          <text:list-item>
            <text:p text:style-name="P51"><text:span text:style-name="T18"><text:s/>Referee</text:span></text:p>
          </text:list-item>
          <text:list-item>
            <text:p text:style-name="P51"><text:span text:style-name="T18"><text:s/>Tea kettle</text:span></text:p>
          </text:list-item>
          <text:list-item>
            <text:p text:style-name="P51"><text:span text:style-name="T18"><text:s/>Steam Engine/Locomotive</text:span></text:p>
          </text:list-item>
          <text:list-item>
            <text:p text:style-name="P51"><text:span text:style-name="T18"><text:s/>Lauren Bacall</text:span></text:p>
          </text:list-item>
          <text:list-item>
            <text:p text:style-name="P51"><text:span text:style-name="T18"><text:s/>Fife and Drum Corps</text:span></text:p>
          </text:list-item>
          <text:list-item>
            <text:p text:style-name="P51"><text:span text:style-name="T18"><text:s/>Samba Band</text:span></text:p>
          </text:list-item>
        </text:list>
        <text:p text:style-name="P1"><text:span text:style-name="T17">Step Right Up!</text:span></text:p>
        <text:list xml:id="list2728995888" text:style-name="WWNum28">
          <text:list-item>
            <text:p text:style-name="P98"><text:span text:style-name="T18"><text:s/>Fire Eater</text:span></text:p>
          </text:list-item>
          <text:list-item>
            <text:p text:style-name="P98"><text:span text:style-name="T18"><text:s/>Lion Tamer</text:span></text:p>
          </text:list-item>
          <text:list-item>
            <text:p text:style-name="P98"><text:span text:style-name="T18"><text:s/>Clown</text:span></text:p>
          </text:list-item>
          <text:list-item>
            <text:p text:style-name="P98"><text:span text:style-name="T18"><text:s/>Snake Lady</text:span></text:p>
          </text:list-item>
          <text:list-item>
            <text:p text:style-name="P98"><text:span text:style-name="T18"><text:s/>Juggler</text:span></text:p>
          </text:list-item>
          <text:list-item>
            <text:p text:style-name="P98"><text:span text:style-name="T18"><text:s/>Tightrope Walker</text:span></text:p>
          </text:list-item>
        </text:list>
        <text:p text:style-name="P11"/>
        <text:p text:style-name="P16"><text:span text:style-name="T6">Pull Over, Please<text:tab/></text:span></text:p>
        <text:p text:style-name="P13"/>
        <text:list xml:id="list4247707200" text:style-name="WWNum29">
          <text:list-item>
            <text:p text:style-name="P52"><text:span text:style-name="T8"><text:s/>Driver’s License</text:span></text:p>
          </text:list-item>
          <text:list-item>
            <text:p text:style-name="P52"><text:span text:style-name="T8"><text:s/>Jaws of Life</text:span></text:p>
          </text:list-item>
          <text:list-item>
            <text:p text:style-name="P52"><text:span text:style-name="T8"><text:s/>Traffic Accident</text:span></text:p>
          </text:list-item>
          <text:list-item>
            <text:p text:style-name="P52"><text:span text:style-name="T8"><text:s/>Radar Gun</text:span></text:p>
          </text:list-item>
          <text:list-item>
            <text:p text:style-name="P52"><text:span text:style-name="T8"><text:s/>Handcuffs</text:span></text:p>
          </text:list-item>
          <text:list-item>
            <text:p text:style-name="P52"><text:span text:style-name="T8"><text:s/>Field Sobriety Test</text:span></text:p>
          </text:list-item>
        </text:list>
        <text:p text:style-name="P16"><text:span text:style-name="T6">At the Amusement Park</text:span></text:p>
        <text:p text:style-name="P12"/>
        <text:list xml:id="list1681848843" text:style-name="WWNum30">
          <text:list-item>
            <text:p text:style-name="P53"><text:span text:style-name="T8"><text:s/>Carrousel</text:span></text:p>
          </text:list-item>
          <text:list-item>
            <text:p text:style-name="P53"><text:span text:style-name="T8"><text:s/>Go-karts</text:span></text:p>
          </text:list-item>
          <text:list-item>
            <text:p text:style-name="P53"><text:span text:style-name="T8"><text:s/>Ferris Wheel</text:span></text:p>
          </text:list-item>
          <text:list-item>
            <text:p text:style-name="P53"><text:span text:style-name="T8"><text:s/>Tunnel of Love</text:span></text:p>
          </text:list-item>
          <text:list-item>
            <text:p text:style-name="P53"><text:span text:style-name="T8"><text:s/>Haunted House</text:span></text:p>
          </text:list-item>
          <text:list-item>
            <text:p text:style-name="P53"><text:span text:style-name="T8"><text:s/>Roller Coaster</text:span></text:p>
          </text:list-item>
        </text:list>
        <text:p text:style-name="P17"/>
        <text:p text:style-name="P16"><text:span text:style-name="T17">Weather Report</text:span></text:p>
        <text:p text:style-name="P19"/>
        <text:list xml:id="list2227850579" text:style-name="WWNum31">
          <text:list-item>
            <text:p text:style-name="P99"><text:span text:style-name="T18"><text:s/>torrential rain</text:span></text:p>
          </text:list-item>
          <text:list-item>
            <text:p text:style-name="P99"><text:span text:style-name="T18"><text:s/>sunburn </text:span></text:p>
          </text:list-item>
          <text:list-item>
            <text:p text:style-name="P99"><text:span text:style-name="T18"><text:s/>drizzle</text:span></text:p>
          </text:list-item>
          <text:list-item>
            <text:p text:style-name="P99"><text:span text:style-name="T18"><text:s/>heavy fog</text:span></text:p>
          </text:list-item>
          <text:list-item>
            <text:p text:style-name="P99"><text:span text:style-name="T18"><text:s/>blizzard</text:span></text:p>
          </text:list-item>
          <text:list-item>
            <text:p text:style-name="P99"><text:span text:style-name="T18"><text:s/>wind storm</text:span></text:p>
          </text:list-item>
        </text:list>
        <text:p text:style-name="P19"/>
        <text:p text:style-name="P91"><text:span text:style-name="T17">Hard or Soft</text:span></text:p>
        <text:p text:style-name="P90"/>
        <text:list xml:id="list570336956" text:style-name="WWNum36">
          <text:list-item>
            <text:p text:style-name="P100"><text:span text:style-name="T18"><text:s/>Hard-hearted</text:span></text:p>
          </text:list-item>
          <text:list-item>
            <text:p text:style-name="P100"><text:span text:style-name="T18"><text:s/>Soft touch</text:span></text:p>
          </text:list-item>
          <text:list-item>
            <text:p text:style-name="P100"><text:span text:style-name="T18"><text:s/>School of hard knocks</text:span></text:p>
          </text:list-item>
          <text:list-item>
            <text:p text:style-name="P100"><text:span text:style-name="T18"><text:s/>Soft as a baby’s bottom</text:span></text:p>
          </text:list-item>
          <text:list-item>
            <text:p text:style-name="P100"><text:span text:style-name="T18"><text:s/>Hard nut to crack</text:span></text:p>
          </text:list-item>
          <text:list-item>
            <text:p text:style-name="P100"><text:span text:style-name="T18"><text:s/>Soft-pedal</text:span></text:p>
          </text:list-item>
        </text:list>
        <text:p text:style-name="P86"/>
        <text:p text:style-name="P91"><text:soft-page-break/><text:span text:style-name="T17">Exit Options</text:span></text:p>
        <text:p text:style-name="P88"/>
        <text:list xml:id="list909289506" text:style-name="WWNum32">
          <text:list-item>
            <text:p text:style-name="P54"><text:span text:style-name="T18"><text:s/>gunshot</text:span></text:p>
          </text:list-item>
          <text:list-item>
            <text:p text:style-name="P54"><text:span text:style-name="T18"><text:s/>drug overdose </text:span></text:p>
          </text:list-item>
          <text:list-item>
            <text:p text:style-name="P54"><text:span text:style-name="T18"><text:s/>slit your wrists</text:span></text:p>
          </text:list-item>
          <text:list-item>
            <text:p text:style-name="P54"><text:span text:style-name="T18"><text:s/>hanging</text:span></text:p>
          </text:list-item>
          <text:list-item>
            <text:p text:style-name="P54"><text:span text:style-name="T18"><text:s/>carbon monoxide poisoning</text:span></text:p>
          </text:list-item>
          <text:list-item>
            <text:p text:style-name="P54"><text:span text:style-name="T18"><text:s/>jumped or fell</text:span></text:p>
          </text:list-item>
        </text:list>
        <text:p text:style-name="P19"/>
        <text:p text:style-name="P16"><text:span text:style-name="T17">Roads to Martyrdom</text:span></text:p>
        <text:p text:style-name="P22"/>
        <text:list xml:id="list2652887711" text:style-name="WWNum33">
          <text:list-item>
            <text:p text:style-name="P55"><text:span text:style-name="T18"><text:s/>self-immolation</text:span></text:p>
          </text:list-item>
          <text:list-item>
            <text:p text:style-name="P55"><text:span text:style-name="T18"><text:s/>hemlock</text:span></text:p>
          </text:list-item>
          <text:list-item>
            <text:p text:style-name="P55"><text:span text:style-name="T18"><text:s/>hunger strike</text:span></text:p>
          </text:list-item>
          <text:list-item>
            <text:p text:style-name="P55"><text:span text:style-name="T18"><text:s/>human blockade</text:span></text:p>
          </text:list-item>
          <text:list-item>
            <text:p text:style-name="P55"><text:span text:style-name="T18"><text:s/>suicide bomber</text:span></text:p>
          </text:list-item>
          <text:list-item>
            <text:p text:style-name="P55"><text:span text:style-name="T18"><text:s/>execution</text:span></text:p>
          </text:list-item>
        </text:list>
        <text:p text:style-name="P19"/>
        <text:p text:style-name="P16"><text:span text:style-name="T17">Chinese Zodiac</text:span></text:p>
        <text:p text:style-name="P22"/>
        <text:list xml:id="list2586347683" text:style-name="WWNum34">
          <text:list-item>
            <text:p text:style-name="P56"><text:span text:style-name="T18"><text:s/>Rat</text:span></text:p>
          </text:list-item>
          <text:list-item>
            <text:p text:style-name="P56"><text:span text:style-name="T18"><text:s/>Monkey</text:span></text:p>
          </text:list-item>
          <text:list-item>
            <text:p text:style-name="P56"><text:span text:style-name="T18"><text:s/>Rooster</text:span></text:p>
          </text:list-item>
          <text:list-item>
            <text:p text:style-name="P56"><text:span text:style-name="T18"><text:s/>Ox</text:span></text:p>
          </text:list-item>
          <text:list-item>
            <text:p text:style-name="P56"><text:span text:style-name="T18"><text:s/>Pig</text:span></text:p>
          </text:list-item>
          <text:list-item>
            <text:p text:style-name="P56"><text:span text:style-name="T18"><text:s/>Dragon</text:span></text:p>
          </text:list-item>
        </text:list>
        <text:p text:style-name="P19"/>
        <text:p text:style-name="P16"><text:span text:style-name="T17">Vodka Drinks</text:span></text:p>
        <text:list xml:id="list3010754624" text:style-name="WWNum35">
          <text:list-item>
            <text:p text:style-name="P57"><text:span text:style-name="T18"><text:s/>Screwdriver</text:span></text:p>
          </text:list-item>
          <text:list-item>
            <text:p text:style-name="P57"><text:span text:style-name="T18"><text:s/>Bloody Mary</text:span></text:p>
          </text:list-item>
          <text:list-item>
            <text:p text:style-name="P57"><text:span text:style-name="T18"><text:s/>White Russian</text:span></text:p>
          </text:list-item>
          <text:list-item>
            <text:p text:style-name="P57"><text:span text:style-name="T18"><text:s/>Martini</text:span></text:p>
          </text:list-item>
          <text:list-item>
            <text:p text:style-name="P57"><text:span text:style-name="T18"><text:s/>Mudslide</text:span></text:p>
          </text:list-item>
          <text:list-item>
            <text:p text:style-name="P57"><text:span text:style-name="T18"><text:s/>Kamikaze</text:span></text:p>
          </text:list-item>
        </text:list>
        <text:p text:style-name="P22"/>
        <text:p text:style-name="P16"><text:span text:style-name="T17">At the Gym</text:span></text:p>
        <text:p text:style-name="P22"/>
        <text:list xml:id="list2962144901" text:style-name="WWNum37">
          <text:list-item>
            <text:p text:style-name="P58"><text:span text:style-name="T18"><text:s/>Treadmill</text:span></text:p>
          </text:list-item>
          <text:list-item>
            <text:p text:style-name="P58"><text:span text:style-name="T18"><text:s/>Stair Climber</text:span></text:p>
          </text:list-item>
          <text:list-item>
            <text:p text:style-name="P58"><text:span text:style-name="T18"><text:s/>Exercycle</text:span></text:p>
          </text:list-item>
          <text:list-item>
            <text:p text:style-name="P58"><text:span text:style-name="T18"><text:s/>Rowing Machine</text:span></text:p>
          </text:list-item>
          <text:list-item>
            <text:p text:style-name="P58"><text:span text:style-name="T18"><text:s/>Nordic Track</text:span></text:p>
          </text:list-item>
          <text:list-item>
            <text:p text:style-name="P58"><text:span text:style-name="T18"><text:s/>Free Weights</text:span></text:p>
          </text:list-item>
        </text:list>
        <text:p text:style-name="P19"/>
        <text:p text:style-name="P16"><text:span text:style-name="T17">And the Winner Is...</text:span></text:p>
        <text:p text:style-name="P22"/>
        <text:list xml:id="list690066670" text:style-name="WWNum38">
          <text:list-item>
            <text:p text:style-name="P59"><text:span text:style-name="T18"><text:s/>Gone with the Wind</text:span></text:p>
          </text:list-item>
          <text:list-item>
            <text:p text:style-name="P59"><text:span text:style-name="T18"><text:s/>Lawrence of Arabia</text:span></text:p>
          </text:list-item>
          <text:list-item>
            <text:p text:style-name="P59"><text:span text:style-name="T18"><text:s/>The Godfather</text:span></text:p>
          </text:list-item>
          <text:list-item>
            <text:p text:style-name="P59"><text:span text:style-name="T18"><text:s/>Rocky</text:span></text:p>
          </text:list-item>
          <text:list-item>
            <text:p text:style-name="P59"><text:span text:style-name="T18"><text:s/>Rain Man</text:span></text:p>
          </text:list-item>
          <text:list-item>
            <text:p text:style-name="P59"><text:span text:style-name="T18"><text:s/>Titanic</text:span></text:p>
          </text:list-item>
        </text:list>
        <text:p text:style-name="P19"/>
        <text:p text:style-name="P16"><text:span text:style-name="T17">Atten-tion!</text:span></text:p>
        <text:p text:style-name="P22"/>
        <text:list xml:id="list3483279492" text:style-name="WWNum39">
          <text:list-item>
            <text:p text:style-name="P60"><text:span text:style-name="T18"><text:s/>barracks</text:span></text:p>
          </text:list-item>
          <text:list-item>
            <text:p text:style-name="P60"><text:span text:style-name="T18"><text:s/>camouflage</text:span></text:p>
          </text:list-item>
          <text:list-item>
            <text:p text:style-name="P60"><text:span text:style-name="T18"><text:s/>assault rifle</text:span></text:p>
          </text:list-item>
          <text:list-item>
            <text:p text:style-name="P60"><text:span text:style-name="T18"><text:s/>forced march</text:span></text:p>
          </text:list-item>
          <text:list-item>
            <text:p text:style-name="P60"><text:span text:style-name="T18"><text:s/>tank</text:span></text:p>
          </text:list-item>
          <text:list-item>
            <text:p text:style-name="P60"><text:span text:style-name="T18"><text:s/>army</text:span></text:p>
          </text:list-item>
        </text:list>
        <text:p text:style-name="P22"/>
        <text:p text:style-name="P16"><text:span text:style-name="T17">Boardgames</text:span></text:p>
        <text:p text:style-name="P22"/>
        <text:list xml:id="list2489901227" text:style-name="WWNum40">
          <text:list-item>
            <text:p text:style-name="P61"><text:span text:style-name="T18"><text:s/>Monopoly</text:span></text:p>
          </text:list-item>
          <text:list-item>
            <text:p text:style-name="P61"><text:span text:style-name="T18"><text:s/>Ghost Stories</text:span></text:p>
          </text:list-item>
          <text:list-item>
            <text:p text:style-name="P61"><text:span text:style-name="T18"><text:s/>Pandemic</text:span></text:p>
          </text:list-item>
          <text:list-item>
            <text:p text:style-name="P61"><text:span text:style-name="T18"><text:s/>Ticket to Ride</text:span></text:p>
          </text:list-item>
          <text:list-item>
            <text:p text:style-name="P61"><text:span text:style-name="T18"><text:s/>Power Grid</text:span></text:p>
          </text:list-item>
          <text:list-item>
            <text:p text:style-name="P61"><text:span text:style-name="T18"><text:s/>Vikings</text:span></text:p>
          </text:list-item>
        </text:list>
        <text:p text:style-name="P22"/>
        <text:p text:style-name="P16"><text:span text:style-name="T17">Yo Mama</text:span></text:p>
        <text:p text:style-name="P22"/>
        <text:list xml:id="list2703980818" text:style-name="WWNum41">
          <text:list-item>
            <text:p text:style-name="P62"><text:span text:style-name="T18"><text:s/>A face only a mother could love</text:span></text:p>
          </text:list-item>
          <text:list-item>
            <text:p text:style-name="P62"><text:span text:style-name="T18"><text:s/>Tied to his mother’s apron strings</text:span></text:p>
          </text:list-item>
          <text:list-item>
            <text:p text:style-name="P62"><text:span text:style-name="T18"><text:s/>Mother nature</text:span></text:p>
          </text:list-item>
          <text:list-item>
            <text:p text:style-name="P62"><text:span text:style-name="T18"><text:s/>Mother ship</text:span></text:p>
          </text:list-item>
          <text:list-item>
            <text:p text:style-name="P62"><text:span text:style-name="T18"><text:s/>Necessity is the mother of invention</text:span></text:p>
          </text:list-item>
          <text:list-item>
            <text:p text:style-name="P62"><text:span text:style-name="T18"><text:s/>Mother Superior</text:span></text:p>
          </text:list-item>
        </text:list>
        <text:p text:style-name="P22"/>
        <text:p text:style-name="P91"><text:span text:style-name="T17">Father Figures</text:span></text:p>
        <text:p text:style-name="P86"/>
        <text:list xml:id="list912236911" text:style-name="WWNum42">
          <text:list-item>
            <text:p text:style-name="P63"><text:span text:style-name="T18"><text:s/>Fatherland</text:span></text:p>
          </text:list-item>
          <text:list-item>
            <text:p text:style-name="P63"><text:span text:style-name="T18"><text:s/>Father’s Day</text:span></text:p>
          </text:list-item>
          <text:list-item>
            <text:p text:style-name="P63"><text:span text:style-name="T18"><text:s/>Like Father, like son</text:span></text:p>
          </text:list-item>
          <text:list-item>
            <text:p text:style-name="P63"><text:span text:style-name="T18"><text:s/>A twinkle in your father’s eye</text:span></text:p>
          </text:list-item>
          <text:list-item>
            <text:p text:style-name="P63"><text:span text:style-name="T18"><text:s/>Old enough to be her father</text:span></text:p>
          </text:list-item>
          <text:list-item>
            <text:p text:style-name="P63"><text:span text:style-name="T18"><text:s/>Father, Son, and Holy Ghost</text:span></text:p>
          </text:list-item>
        </text:list>
        <text:p text:style-name="P16"><text:soft-page-break/><text:span text:style-name="T17">Game Shows</text:span></text:p>
        <text:p text:style-name="P90"/>
        <text:list xml:id="list1949850097" text:style-name="WWNum43">
          <text:list-item>
            <text:p text:style-name="P64"><text:span text:style-name="T18"><text:s/>Deal or No Deal</text:span></text:p>
          </text:list-item>
          <text:list-item>
            <text:p text:style-name="P64"><text:span text:style-name="T18"><text:s/>Name that Tune</text:span></text:p>
          </text:list-item>
          <text:list-item>
            <text:p text:style-name="P64"><text:span text:style-name="T18"><text:s/>Let’s Make a Deal</text:span></text:p>
          </text:list-item>
          <text:list-item>
            <text:p text:style-name="P64"><text:span text:style-name="T18"><text:s/>Who Wants to Be a Millionaire?</text:span></text:p>
          </text:list-item>
          <text:list-item>
            <text:p text:style-name="P64"><text:span text:style-name="T18"><text:s/>Fear Factor</text:span></text:p>
          </text:list-item>
          <text:list-item>
            <text:p text:style-name="P64"><text:span text:style-name="T18"><text:s/>Are you Smarter than a 5</text:span><text:span text:style-name="T16">th</text:span><text:span text:style-name="T18"> Grader?</text:span></text:p>
          </text:list-item>
        </text:list>
        <text:p text:style-name="P22"/>
        <text:p text:style-name="P16"><text:span text:style-name="T17">Museums</text:span></text:p>
        <text:p text:style-name="P22"/>
        <text:list xml:id="list1606074025" text:style-name="WWNum44">
          <text:list-item>
            <text:p text:style-name="P65"><text:span text:style-name="T18"><text:s/>Louvre (Paris)</text:span></text:p>
          </text:list-item>
          <text:list-item>
            <text:p text:style-name="P65"><text:span text:style-name="T18"><text:s/>National Gallery (Washington)</text:span></text:p>
          </text:list-item>
          <text:list-item>
            <text:p text:style-name="P65"><text:span text:style-name="T18"><text:s/>Hermitage (St. Petersburg)</text:span></text:p>
          </text:list-item>
          <text:list-item>
            <text:p text:style-name="P65"><text:span text:style-name="T18"><text:s/>Guggenheim (New York or Bilbao)</text:span></text:p>
          </text:list-item>
          <text:list-item>
            <text:p text:style-name="P65"><text:span text:style-name="T18"><text:s/>British Museum (London)</text:span></text:p>
          </text:list-item>
          <text:list-item>
            <text:p text:style-name="P65"><text:span text:style-name="T18"><text:s/>Uffizi (Florence)</text:span></text:p>
          </text:list-item>
        </text:list>
        <text:p text:style-name="P90"/>
        <text:p text:style-name="P91"><text:span text:style-name="T17">Traffic Signs</text:span></text:p>
        <text:p text:style-name="P86"/>
        <text:list xml:id="list2425835214" text:style-name="WWNum45">
          <text:list-item>
            <text:p text:style-name="P66"><text:span text:style-name="T18"><text:s/>One-way street</text:span></text:p>
          </text:list-item>
          <text:list-item>
            <text:p text:style-name="P66"><text:span text:style-name="T18"><text:s/>No parking</text:span></text:p>
          </text:list-item>
          <text:list-item>
            <text:p text:style-name="P66"><text:span text:style-name="T18"><text:s/>Rest area</text:span></text:p>
          </text:list-item>
          <text:list-item>
            <text:p text:style-name="P66"><text:span text:style-name="T18"><text:s/>Scenic overlook</text:span></text:p>
          </text:list-item>
          <text:list-item>
            <text:p text:style-name="P66"><text:span text:style-name="T18"><text:s/>Men at work</text:span></text:p>
          </text:list-item>
          <text:list-item>
            <text:p text:style-name="P66"><text:span text:style-name="T18"><text:s/>Yield to pedestrians</text:span></text:p>
          </text:list-item>
        </text:list>
        <text:p text:style-name="P22"/>
        <text:p text:style-name="P16"><text:span text:style-name="T17">The Write Stuff</text:span></text:p>
        <text:p text:style-name="P86"/>
        <text:list xml:id="list1003602335" text:style-name="WWNum46">
          <text:list-item>
            <text:p text:style-name="P67"><text:span text:style-name="T8"><text:s/>pen</text:span></text:p>
          </text:list-item>
          <text:list-item>
            <text:p text:style-name="P67"><text:span text:style-name="T8"><text:s/>quill</text:span></text:p>
          </text:list-item>
          <text:list-item>
            <text:p text:style-name="P67"><text:span text:style-name="T8"><text:s/>marker</text:span></text:p>
          </text:list-item>
          <text:list-item>
            <text:p text:style-name="P67"><text:span text:style-name="T8"><text:s/>e-mail</text:span></text:p>
          </text:list-item>
          <text:list-item>
            <text:p text:style-name="P67"><text:span text:style-name="T8"><text:s/>typewriter</text:span></text:p>
          </text:list-item>
          <text:list-item>
            <text:p text:style-name="P67"><text:span text:style-name="T8"><text:s/>crayons</text:span></text:p>
          </text:list-item>
        </text:list>
        <text:p text:style-name="P13"/>
        <text:p text:style-name="P1"><text:span text:style-name="T6">Makeup </text:span></text:p>
        <text:list xml:id="list1146793652" text:style-name="WWNum47">
          <text:list-item>
            <text:p text:style-name="P68"><text:span text:style-name="T8"><text:s/>Mascara</text:span></text:p>
          </text:list-item>
          <text:list-item>
            <text:p text:style-name="P68"><text:span text:style-name="T8"><text:s/>Lipstick</text:span></text:p>
          </text:list-item>
          <text:list-item>
            <text:p text:style-name="P68"><text:span text:style-name="T8"><text:s/>Powder</text:span></text:p>
          </text:list-item>
          <text:list-item>
            <text:p text:style-name="P68"><text:span text:style-name="T8"><text:s/>Perfume</text:span></text:p>
          </text:list-item>
          <text:list-item>
            <text:p text:style-name="P68"><text:span text:style-name="T8"><text:s/>Eyebrow pencil</text:span></text:p>
          </text:list-item>
          <text:list-item>
            <text:p text:style-name="P68"><text:span text:style-name="T8"><text:s/>Nail polish</text:span></text:p>
          </text:list-item>
        </text:list>
        <text:p text:style-name="P85"/>
        <text:p text:style-name="P16"><text:span text:style-name="T6">Anthems</text:span></text:p>
        <text:p text:style-name="P13"/>
        <text:list xml:id="list3465762282" text:style-name="WWNum48">
          <text:list-item>
            <text:p text:style-name="P69"><text:span text:style-name="T8"><text:s/>America the Beautiful</text:span></text:p>
          </text:list-item>
          <text:list-item>
            <text:p text:style-name="P69"><text:span text:style-name="T8"><text:s/>This Land is Your Land</text:span></text:p>
          </text:list-item>
          <text:list-item>
            <text:p text:style-name="P69"><text:span text:style-name="T8"><text:s/>Star-Spangled Banner</text:span></text:p>
          </text:list-item>
          <text:list-item>
            <text:p text:style-name="P69"><text:span text:style-name="T8"><text:s/>You’re a Grand Old Flag</text:span></text:p>
          </text:list-item>
          <text:list-item>
            <text:p text:style-name="P69"><text:span text:style-name="T8"><text:s/>Battle Hymn of the Republic</text:span></text:p>
          </text:list-item>
          <text:list-item>
            <text:p text:style-name="P69"><text:span text:style-name="T8"><text:s/>God Bless America</text:span></text:p>
          </text:list-item>
        </text:list>
        <text:p text:style-name="P111"/>
        <text:p text:style-name="P16"><text:span text:style-name="T6">I’ll See You in Court<text:line-break/></text:span></text:p>
        <text:list xml:id="list1263985784" text:style-name="WWNum49">
          <text:list-item>
            <text:p text:style-name="P70"><text:span text:style-name="T8"><text:s/>lawyer</text:span></text:p>
          </text:list-item>
          <text:list-item>
            <text:p text:style-name="P70"><text:span text:style-name="T8"><text:s/>bailiff</text:span></text:p>
          </text:list-item>
          <text:list-item>
            <text:p text:style-name="P70"><text:span text:style-name="T8"><text:s/>judge</text:span></text:p>
          </text:list-item>
          <text:list-item>
            <text:p text:style-name="P70"><text:span text:style-name="T8"><text:s/>court reporter</text:span></text:p>
          </text:list-item>
          <text:list-item>
            <text:p text:style-name="P70"><text:span text:style-name="T8"><text:s/>prisoner</text:span></text:p>
          </text:list-item>
          <text:list-item>
            <text:p text:style-name="P70"><text:span text:style-name="T8"><text:s/>witness</text:span></text:p>
          </text:list-item>
        </text:list>
        <text:p text:style-name="P13"/>
        <text:p text:style-name="P16"><text:span text:style-name="T6">How ’bout Them Apples?</text:span></text:p>
        <text:p text:style-name="P12"/>
        <text:list xml:id="list3170754032" text:style-name="WWNum50">
          <text:list-item>
            <text:p text:style-name="P101"><text:span text:style-name="T8"><text:s/>Adam’s Apple</text:span></text:p>
          </text:list-item>
          <text:list-item>
            <text:p text:style-name="P101"><text:span text:style-name="T8"><text:s/>Eve’s Apple</text:span></text:p>
          </text:list-item>
          <text:list-item>
            <text:p text:style-name="P101"><text:span text:style-name="T8"><text:s/>Steve’s Apple™</text:span></text:p>
          </text:list-item>
          <text:list-item>
            <text:p text:style-name="P101"><text:span text:style-name="T8"><text:s/>Road Apple</text:span></text:p>
          </text:list-item>
          <text:list-item>
            <text:p text:style-name="P101"><text:span text:style-name="T8"><text:s/>One Bad Apple</text:span></text:p>
          </text:list-item>
          <text:list-item>
            <text:p text:style-name="P101"><text:span text:style-name="T8"><text:s/>The Big Apple</text:span></text:p>
          </text:list-item>
        </text:list>
        <text:p text:style-name="P13"/>
        <text:p text:style-name="P16"><text:span text:style-name="T6">A Little Latin</text:span></text:p>
        <text:p text:style-name="P16"><text:span text:style-name="T8"> </text:span></text:p>
        <text:p text:style-name="P10"><text:span text:style-name="T7">1.</text:span><text:span text:style-name="T10"> </text:span><text:span text:style-name="T8"><text:s/>Alter ego </text:span><text:span text:style-name="T13">(other self)</text:span></text:p>
        <text:p text:style-name="P10"><text:span text:style-name="T7">2.</text:span><text:span text:style-name="T10"> </text:span><text:span text:style-name="T8"><text:s/>Casus belli </text:span><text:span text:style-name="T13">(cause of war)</text:span></text:p>
        <text:p text:style-name="P10"><text:span text:style-name="T7">3.</text:span><text:span text:style-name="T10"> </text:span><text:span text:style-name="T8"><text:s/>In vino veritas </text:span><text:span text:style-name="T13">(in wine there is truth)</text:span></text:p>
        <text:p text:style-name="P10"><text:span text:style-name="T7">4.</text:span><text:span text:style-name="T10"> </text:span><text:span text:style-name="T8"><text:s/>Corpus delicti </text:span><text:span text:style-name="T13">(evidence of a crime)</text:span></text:p>
        <text:p text:style-name="P10"><text:span text:style-name="T7">5.</text:span><text:span text:style-name="T10"> </text:span><text:span text:style-name="T8"><text:s/>Mea culpa </text:span><text:span text:style-name="T13">(my fault)</text:span></text:p>
        <text:p text:style-name="P15"><text:span text:style-name="T7">6.</text:span><text:span text:style-name="T10"> </text:span><text:span text:style-name="T8"><text:s/>Tabula rasa </text:span><text:span text:style-name="T13">(blank slate)</text:span></text:p>
        <text:p text:style-name="P11"/>
        <text:p text:style-name="P16"><text:span text:style-name="T6">Organic?</text:span></text:p>
        <text:p text:style-name="P13"/>
        <text:list xml:id="list2013522053" text:style-name="WWNum51">
          <text:list-item>
            <text:p text:style-name="P71"><text:span text:style-name="T8"><text:s/>Heart of gold</text:span></text:p>
          </text:list-item>
          <text:list-item>
            <text:p text:style-name="P71"><text:span text:style-name="T8"><text:s/>Iron Lung</text:span></text:p>
          </text:list-item>
          <text:list-item>
            <text:p text:style-name="P71"><text:span text:style-name="T8"><text:s/>Skin like leather</text:span></text:p>
          </text:list-item>
          <text:list-item>
            <text:p text:style-name="P71"><text:span text:style-name="T8"><text:s/>Liver spots</text:span></text:p>
          </text:list-item>
          <text:list-item>
            <text:p text:style-name="P71"><text:span text:style-name="T8"><text:s/>Brain freeze</text:span></text:p>
          </text:list-item>
          <text:list-item>
            <text:p text:style-name="P84"><text:span text:style-name="T8"><text:s/>Kidney punch</text:span></text:p>
          </text:list-item>
        </text:list>
        <text:p text:style-name="P21"/>
        <text:p text:style-name="P16"><text:soft-page-break/><text:span text:style-name="T17">Home Sweet Home</text:span></text:p>
        <text:p text:style-name="P22"/>
        <text:list xml:id="list1627025553" text:style-name="WWNum52">
          <text:list-item>
            <text:p text:style-name="P102"><text:span text:style-name="T18"><text:s/>Double-Wide Trailer</text:span></text:p>
          </text:list-item>
          <text:list-item>
            <text:p text:style-name="P102"><text:span text:style-name="T18"><text:s/>Camper</text:span></text:p>
          </text:list-item>
          <text:list-item>
            <text:p text:style-name="P102"><text:span text:style-name="T18"><text:s/>Villa</text:span></text:p>
          </text:list-item>
          <text:list-item>
            <text:p text:style-name="P102"><text:span text:style-name="T18"><text:s/>Log Cabin</text:span></text:p>
          </text:list-item>
          <text:list-item>
            <text:p text:style-name="P102"><text:span text:style-name="T18"><text:s/>Rowhouse</text:span></text:p>
          </text:list-item>
          <text:list-item>
            <text:p text:style-name="P102"><text:span text:style-name="T18"><text:s/>Brick House</text:span></text:p>
          </text:list-item>
        </text:list>
        <text:p text:style-name="P15"><text:span text:style-name="T17">School Days</text:span></text:p>
        <text:p text:style-name="P22"/>
        <text:list xml:id="list4272342546" text:style-name="WWNum53">
          <text:list-item>
            <text:p text:style-name="P72"><text:span text:style-name="T18"><text:s/>Mathematics</text:span></text:p>
          </text:list-item>
          <text:list-item>
            <text:p text:style-name="P72"><text:span text:style-name="T18"><text:s/>Physics</text:span></text:p>
          </text:list-item>
          <text:list-item>
            <text:p text:style-name="P72"><text:span text:style-name="T18"><text:s/>Biology</text:span></text:p>
          </text:list-item>
          <text:list-item>
            <text:p text:style-name="P72"><text:span text:style-name="T18"><text:s/>History </text:span></text:p>
          </text:list-item>
          <text:list-item>
            <text:p text:style-name="P72"><text:span text:style-name="T18"><text:s/>Geography</text:span></text:p>
          </text:list-item>
          <text:list-item>
            <text:p text:style-name="P72"><text:span text:style-name="T18"><text:s/>English</text:span></text:p>
          </text:list-item>
        </text:list>
        <text:p text:style-name="P18"/>
        <text:p text:style-name="P15"><text:span text:style-name="T17">The State I’m In</text:span></text:p>
        <text:p text:style-name="P18"/>
        <text:list xml:id="list3708648209" text:style-name="WWNum54">
          <text:list-item>
            <text:p text:style-name="P73"><text:span text:style-name="T18"><text:s/>Maine</text:span></text:p>
          </text:list-item>
          <text:list-item>
            <text:p text:style-name="P73"><text:span text:style-name="T18"><text:s/>Texas</text:span></text:p>
          </text:list-item>
          <text:list-item>
            <text:p text:style-name="P73"><text:span text:style-name="T18"><text:s/>New York</text:span></text:p>
          </text:list-item>
          <text:list-item>
            <text:p text:style-name="P73"><text:span text:style-name="T18"><text:s/>California</text:span></text:p>
          </text:list-item>
          <text:list-item>
            <text:p text:style-name="P73"><text:span text:style-name="T18"><text:s/>Kansas</text:span></text:p>
          </text:list-item>
          <text:list-item>
            <text:p text:style-name="P73"><text:span text:style-name="T18"><text:s/>Hawaii</text:span></text:p>
          </text:list-item>
        </text:list>
        <text:p text:style-name="P22"/>
        <text:p text:style-name="P16"><text:span text:style-name="T17">Cartoon Characters</text:span></text:p>
        <text:p text:style-name="P22"/>
        <text:list xml:id="list4079295747" text:style-name="WWNum55">
          <text:list-item>
            <text:p text:style-name="P74"><text:span text:style-name="T18"><text:s/>Bugs Bunny</text:span></text:p>
          </text:list-item>
          <text:list-item>
            <text:p text:style-name="P74"><text:span text:style-name="T18"><text:s/>The Flintstones</text:span></text:p>
          </text:list-item>
          <text:list-item>
            <text:p text:style-name="P74"><text:span text:style-name="T18"><text:s/>Road Runner</text:span></text:p>
          </text:list-item>
          <text:list-item>
            <text:p text:style-name="P74"><text:span text:style-name="T18"><text:s/>Mickey Mouse</text:span></text:p>
          </text:list-item>
          <text:list-item>
            <text:p text:style-name="P74"><text:span text:style-name="T18"><text:s/>The Simpsons</text:span></text:p>
          </text:list-item>
          <text:list-item>
            <text:p text:style-name="P74"><text:span text:style-name="T18"><text:s/>Spongebob Squarepants</text:span></text:p>
          </text:list-item>
        </text:list>
        <text:p text:style-name="P19"/>
        <text:p text:style-name="P16"><text:span text:style-name="T17">Once Upon a Time</text:span></text:p>
        <text:p text:style-name="P22"/>
        <text:list xml:id="list925839341" text:style-name="WWNum56">
          <text:list-item>
            <text:p text:style-name="P75"><text:span text:style-name="T18"><text:s/>Rapunzel</text:span></text:p>
          </text:list-item>
          <text:list-item>
            <text:p text:style-name="P75"><text:span text:style-name="T18"><text:s/>Rumpelstiltskin</text:span></text:p>
          </text:list-item>
          <text:list-item>
            <text:p text:style-name="P75"><text:span text:style-name="T18"><text:s/>Cinderella</text:span></text:p>
          </text:list-item>
          <text:list-item>
            <text:p text:style-name="P75"><text:span text:style-name="T18"><text:s/>Pinocchio</text:span></text:p>
          </text:list-item>
          <text:list-item>
            <text:p text:style-name="P75"><text:span text:style-name="T18"><text:s/>Gingerbread Man</text:span></text:p>
          </text:list-item>
          <text:list-item>
            <text:p text:style-name="P75"><text:span text:style-name="T18"><text:s/>Puss in Boots</text:span></text:p>
          </text:list-item>
        </text:list>
        <text:p text:style-name="P22"/>
        <text:p text:style-name="P16"><text:span text:style-name="T17">Modern Art</text:span></text:p>
        <text:p text:style-name="P19"/>
        <text:list xml:id="list3482176402" text:style-name="WWNum57">
          <text:list-item>
            <text:p text:style-name="P76"><text:span text:style-name="T18"><text:s/>Dali</text:span></text:p>
          </text:list-item>
          <text:list-item>
            <text:p text:style-name="P76"><text:span text:style-name="T18"><text:s/>Matisse</text:span></text:p>
          </text:list-item>
          <text:list-item>
            <text:p text:style-name="P76"><text:span text:style-name="T18"><text:s/>Picasso</text:span></text:p>
          </text:list-item>
          <text:list-item>
            <text:p text:style-name="P76"><text:span text:style-name="T18"><text:s/>Hopper</text:span></text:p>
          </text:list-item>
          <text:list-item>
            <text:p text:style-name="P76"><text:span text:style-name="T18"><text:s/>Magritte</text:span></text:p>
          </text:list-item>
          <text:list-item>
            <text:p text:style-name="P76"><text:span text:style-name="T18"><text:s/>Warhol</text:span></text:p>
          </text:list-item>
        </text:list>
        <text:p text:style-name="P19"/>
        <text:p text:style-name="P16"><text:span text:style-name="T17">Put that in your Pipe</text:span></text:p>
        <text:p text:style-name="P22"/>
        <text:list xml:id="list3360289722" text:style-name="WWNum58">
          <text:list-item>
            <text:p text:style-name="P77"><text:span text:style-name="T18"><text:s/>Peace pipe</text:span></text:p>
          </text:list-item>
          <text:list-item>
            <text:p text:style-name="P77"><text:span text:style-name="T18"><text:s/>Pipe organ</text:span></text:p>
          </text:list-item>
          <text:list-item>
            <text:p text:style-name="P77"><text:span text:style-name="T18"><text:s/>Pan’s pipes</text:span></text:p>
          </text:list-item>
          <text:list-item>
            <text:p text:style-name="P77"><text:span text:style-name="T18"><text:s/>Pipe cleaner</text:span></text:p>
          </text:list-item>
          <text:list-item>
            <text:p text:style-name="P77"><text:span text:style-name="T18"><text:s/>Stove pipe hat</text:span></text:p>
          </text:list-item>
          <text:list-item>
            <text:p text:style-name="P77"><text:span text:style-name="T18"><text:s/>Half pipe</text:span></text:p>
          </text:list-item>
        </text:list>
        <text:p text:style-name="P22"/>
        <text:p text:style-name="P16"><text:span text:style-name="T17">Body Language</text:span></text:p>
        <text:p text:style-name="P22"/>
        <text:list xml:id="list1991375214" text:style-name="WWNum59">
          <text:list-item>
            <text:p text:style-name="P78"><text:span text:style-name="T18"><text:s/>Bottleneck</text:span></text:p>
          </text:list-item>
          <text:list-item>
            <text:p text:style-name="P78"><text:span text:style-name="T18"><text:s/>Elbow Room</text:span></text:p>
          </text:list-item>
          <text:list-item>
            <text:p text:style-name="P78"><text:span text:style-name="T18"><text:s/>Golden Handshake</text:span></text:p>
          </text:list-item>
          <text:list-item>
            <text:p text:style-name="P78"><text:span text:style-name="T18"><text:s/>Toehold</text:span></text:p>
          </text:list-item>
          <text:list-item>
            <text:p text:style-name="P78"><text:span text:style-name="T18"><text:s/>Ear-splitting</text:span></text:p>
          </text:list-item>
          <text:list-item>
            <text:p text:style-name="P78"><text:span text:style-name="T18"><text:s/>Kneejerk</text:span></text:p>
          </text:list-item>
        </text:list>
        <text:p text:style-name="P22"/>
        <text:p text:style-name="P16"><text:span text:style-name="T17">Make a Wish</text:span></text:p>
        <text:p text:style-name="P22"/>
        <text:list xml:id="list1100021095" text:style-name="WWNum60">
          <text:list-item>
            <text:p text:style-name="P79"><text:span text:style-name="T18"><text:s/>Wishbone</text:span></text:p>
          </text:list-item>
          <text:list-item>
            <text:p text:style-name="P79"><text:span text:style-name="T18"><text:s/>Shooting Star</text:span></text:p>
          </text:list-item>
          <text:list-item>
            <text:p text:style-name="P79"><text:span text:style-name="T18"><text:s/>Fairy Godmother</text:span></text:p>
          </text:list-item>
          <text:list-item>
            <text:p text:style-name="P79"><text:span text:style-name="T18"><text:s/>Birthday Candles</text:span></text:p>
          </text:list-item>
          <text:list-item>
            <text:p text:style-name="P79"><text:span text:style-name="T18"><text:s/>Wishing Well</text:span></text:p>
          </text:list-item>
          <text:list-item>
            <text:p text:style-name="P79"><text:span text:style-name="T18"><text:s/>Aladdin’s Lamp</text:span></text:p>
          </text:list-item>
        </text:list>
        <text:p text:style-name="P22"/>
        <text:p text:style-name="P16"><text:span text:style-name="T17">They’ll Bring You Luck</text:span></text:p>
        <text:p text:style-name="P22"/>
        <text:list xml:id="list2635402632" text:style-name="WWNum61">
          <text:list-item>
            <text:p text:style-name="P80"><text:span text:style-name="T18"><text:s/>Guardian Angel</text:span></text:p>
          </text:list-item>
          <text:list-item>
            <text:p text:style-name="P80"><text:span text:style-name="T18"><text:s/>Chimney Sweep</text:span></text:p>
          </text:list-item>
          <text:list-item>
            <text:p text:style-name="P80"><text:span text:style-name="T18"><text:s/>Horseshoe</text:span></text:p>
          </text:list-item>
          <text:list-item>
            <text:p text:style-name="P80"><text:span text:style-name="T18"><text:s/>Ladybug</text:span></text:p>
          </text:list-item>
          <text:list-item>
            <text:p text:style-name="P80"><text:span text:style-name="T18"><text:s/>Rabbit’s Foot</text:span></text:p>
          </text:list-item>
          <text:list-item>
            <text:p text:style-name="P80"><text:span text:style-name="T18"><text:s/>Four Leaf Clover</text:span></text:p>
          </text:list-item>
        </text:list>
        <text:p text:style-name="P16"><text:soft-page-break/><text:span text:style-name="T17">Deep Thoughts</text:span></text:p>
        <text:p text:style-name="P16"><text:span text:style-name="T18"><text:s/></text:span></text:p>
        <text:list xml:id="list2710982086" text:style-name="WWNum62">
          <text:list-item>
            <text:p text:style-name="P81"><text:span text:style-name="T18"><text:s/>Deep sea</text:span></text:p>
          </text:list-item>
          <text:list-item>
            <text:p text:style-name="P81"><text:span text:style-name="T18"><text:s/>Deep freeze</text:span></text:p>
          </text:list-item>
          <text:list-item>
            <text:p text:style-name="P81"><text:span text:style-name="T18"><text:s/>Deep sleep</text:span></text:p>
          </text:list-item>
          <text:list-item>
            <text:p text:style-name="P81"><text:span text:style-name="T18"><text:s/>Deep end</text:span></text:p>
          </text:list-item>
          <text:list-item>
            <text:p text:style-name="P81"><text:span text:style-name="T18"><text:s/>Deep breath</text:span></text:p>
          </text:list-item>
          <text:list-item>
            <text:p text:style-name="P81"><text:span text:style-name="T18"><text:s/>Deep pockets</text:span></text:p>
          </text:list-item>
        </text:list>
        <text:p text:style-name="P16"><text:span text:style-name="T18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ourier New" fo:font-family="'Courier New'" style:font-family-generic="roman" style:font-pitch="variable" fo:font-size="14pt" fo:font-weight="bold" style:font-weight-asian="normal"/>
    </style:style>
    <style:style style:name="ListLabel_20_2" style:display-name="ListLabel 2" style:family="text">
      <style:text-properties style:font-name="Courier New" fo:font-family="'Courier New'" style:font-family-generic="roman" style:font-pitch="variable" fo:font-size="14pt" fo:font-weight="bold" style:font-weight-asian="normal"/>
    </style:style>
    <style:style style:name="ListLabel_20_3" style:display-name="ListLabel 3" style:family="text">
      <style:text-properties style:font-name="Courier New" fo:font-family="'Courier New'" style:font-family-generic="roman" style:font-pitch="variable" fo:font-size="14pt" fo:font-weight="bold" style:font-weight-asian="normal"/>
    </style:style>
    <style:style style:name="ListLabel_20_4" style:display-name="ListLabel 4" style:family="text">
      <style:text-properties style:font-name="Courier New" fo:font-family="'Courier New'" style:font-family-generic="roman" style:font-pitch="variable" fo:font-size="14pt" fo:font-weight="normal" style:font-weight-asian="normal"/>
    </style:style>
    <style:style style:name="ListLabel_20_5" style:display-name="ListLabel 5" style:family="text">
      <style:text-properties style:font-name="Courier New" fo:font-family="'Courier New'" style:font-family-generic="roman" style:font-pitch="variable" fo:font-size="14pt" fo:font-weight="bold" style:font-weight-asian="normal"/>
    </style:style>
    <style:style style:name="ListLabel_20_6" style:display-name="ListLabel 6" style:family="text">
      <style:text-properties style:font-name="Courier New" fo:font-family="'Courier New'" style:font-family-generic="roman" style:font-pitch="variable" fo:font-size="14pt"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8in" fo:margin-bottom="0.8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ette Hemberger</meta:initial-creator>
    <meta:editing-cycles>85</meta:editing-cycles>
    <meta:creation-date>2009-03-23T18:05:00</meta:creation-date>
    <dc:date>2019-10-26T23:58:08.158869382</dc:date>
    <meta:editing-duration>P2DT1H4M3S</meta:editing-duration>
    <meta:generator>LibreOffice/6.2.7.1$Linux_X86_64 LibreOffice_project/20$Build-1</meta:generator>
    <meta:document-statistic meta:table-count="0" meta:image-count="0" meta:object-count="0" meta:page-count="10" meta:paragraph-count="649" meta:word-count="1823" meta:character-count="9700" meta:non-whitespace-character-count="81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